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3757in" table:align="left"/>
    </style:style>
    <style:style style:name="Table2.A" style:family="table-column">
      <style:table-column-properties style:column-width="0.4486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0.5833in"/>
    </style:style>
    <style:style style:name="Table2.D" style:family="table-column">
      <style:table-column-properties style:column-width="0.822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5625in" fo:margin-left="0in" fo:margin-right="3.3625in" table:align="margins"/>
    </style:style>
    <style:style style:name="Table3.A" style:family="table-column">
      <style:table-column-properties style:column-width="1.1535in" style:rel-column-width="1661*"/>
    </style:style>
    <style:style style:name="Table3.B" style:family="table-column">
      <style:table-column-properties style:column-width="0.4931in" style:rel-column-width="710*"/>
    </style:style>
    <style:style style:name="Table3.C" style:family="table-column">
      <style:table-column-properties style:column-width="0.4688in" style:rel-column-width="675*"/>
    </style:style>
    <style:style style:name="Table3.D" style:family="table-column">
      <style:table-column-properties style:column-width="0.4896in" style:rel-column-width="705*"/>
    </style:style>
    <style:style style:name="Table3.E" style:family="table-column">
      <style:table-column-properties style:column-width="0.4792in" style:rel-column-width="690*"/>
    </style:style>
    <style:style style:name="Table3.F" style:family="table-column">
      <style:table-column-properties style:column-width="0.4743in" style:rel-column-width="6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4375in" fo:margin-left="0in" fo:margin-right="3.4875in" table:align="margins"/>
    </style:style>
    <style:style style:name="Table4.A" style:family="table-column">
      <style:table-column-properties style:column-width="0.6986in" style:rel-column-width="1006*"/>
    </style:style>
    <style:style style:name="Table4.B" style:family="table-column">
      <style:table-column-properties style:column-width="0.6458in" style:rel-column-width="930*"/>
    </style:style>
    <style:style style:name="Table4.C" style:family="table-column">
      <style:table-column-properties style:column-width="0.6875in" style:rel-column-width="990*"/>
    </style:style>
    <style:style style:name="Table4.D" style:family="table-column">
      <style:table-column-properties style:column-width="0.7188in" style:rel-column-width="1035*"/>
    </style:style>
    <style:style style:name="Table4.E" style:family="table-column">
      <style:table-column-properties style:column-width="0.6854in" style:rel-column-width="98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4" style:list-style-name="L1">
      <style:text-properties style:font-name="Arial" fo:font-size="10pt" style:font-size-asian="10pt" style:font-size-complex="10pt"/>
    </style:style>
    <style:style style:name="P2" style:family="paragraph" style:parent-style-name="Heading_20_5" style:list-style-name="L1"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able_20_Heading"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7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in" fo:margin-right="0in" fo:margin-top="0in" fo:margin-bottom="0in" fo:line-height="100%" text:enable-numbering="false" fo:text-indent="0in"/>
    </style:style>
    <style:style style:name="P10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" style:family="paragraph" style:parent-style-name="Heading_20_5" style:list-style-name="L1"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" style:family="paragraph" style:parent-style-name="Heading_20_6" style:list-style-name="L1"/>
    <style:style style:name="P14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Heading_20_5">
      <style:text-properties fo:font-style="italic" style:font-style-asian="italic" style:font-style-complex="italic"/>
    </style:style>
    <style:style style:name="T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number text:level="1" style:num-suffix="." style:num-format="1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style:num-suffix="." style:num-format="1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vertical-align="middle" draw:auto-grow-height="false" fo:min-height="0.2953in" fo:min-width="0.1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598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1181in" draw:marker-start-center="false" draw:marker-end="Symmetric_20_Arrow" draw:marker-end-width="0.0598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vertical-align="middle" draw:auto-grow-height="false" fo:min-height="0.2953in" fo:min-width="0.1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18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48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5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6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8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1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0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48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7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5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9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1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1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3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1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154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154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154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vertical-align="middle" draw:auto-grow-height="false" fo:min-height="0.2953in" fo:min-width="0.1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18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6" style:family="graphic">
      <style:graphic-properties draw:stroke="solid" svg:stroke-width="0in" svg:stroke-color="#000000" draw:marker-start="Arrow" draw:marker-start-width="0.0598in" draw:marker-start-center="true" draw:marker-end="Arrow" draw:marker-end-width="0.0598in" draw:marker-end-center="tru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7" style:family="graphic">
      <style:graphic-properties draw:stroke="solid" svg:stroke-width="0in" svg:stroke-color="#000000" draw:marker-start="Arrow" draw:marker-start-width="0.0598in" draw:marker-start-center="true" draw:marker-end="Arrow" draw:marker-end-width="0.0598in" draw:marker-end-center="tru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8" style:family="graphic">
      <style:graphic-properties draw:stroke="solid" svg:stroke-width="0in" svg:stroke-color="#000000" draw:marker-start="Arrow" draw:marker-start-width="0.0598in" draw:marker-start-center="true" draw:marker-end="Arrow" draw:marker-end-width="0.0598in" draw:marker-end-center="tru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9" style:family="graphic">
      <style:graphic-properties draw:stroke="solid" svg:stroke-width="0in" svg:stroke-color="#000000" draw:marker-start="Arrow" draw:marker-start-width="0.0598in" draw:marker-start-center="true" draw:marker-end="Arrow" draw:marker-end-width="0.0598in" draw:marker-end-center="tru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3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18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6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18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.036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2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3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4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0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6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9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2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5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5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799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071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7" style:family="graphic">
      <style:graphic-properties draw:stroke="solid" svg:stroke-width="0in" svg:stroke-color="#000000" draw:marker-start="" draw:marker-start-width="0.1181in" draw:marker-start-center="false" draw:marker-end="Symmetric_20_Arrow" draw:marker-end-width="0.0799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office:forms form:automatic-focus="false" form:apply-design-mode="false"/>
      <text:tracked-changes text:track-changes="false">
        <text:changed-region text:id="ct100908752">
          <text:insertion>
            <office:change-info>
              <dc:creator>nn</dc:creator>
              <dc:date>0-00-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list>
            <text:list-item>
              <text:list>
                <text:list-item>
                  <text:list>
                    <text:list-item>
                      <text:h text:style-name="P1" text:outline-level="4">1. C++ Classes</text:h>
                      <text:list>
                        <text:list-item>
                          <text:h text:style-name="P2" text:outline-level="5">1.1. Constructors/Destructo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//ex 1</text:p>
      <text:p text:style-name="P3">class X {</text:p>
      <text:p text:style-name="P3"><text:s/>int x;</text:p>
      <text:p text:style-name="P3"><text:s/>X();//default constructor</text:p>
      <text:p text:style-name="P3"><text:s/>X(int);//</text:p>
      <text:p text:style-name="P3"><text:s/>X(const X&amp;);//copy constructor</text:p>
      <text:p text:style-name="P3"><text:s/>~X();</text:p>
      <text:p text:style-name="P3">};</text:p>
      <text:p text:style-name="P3">X::X(const X&amp; y) {</text:p>
      <text:p text:style-name="P3"><text:s/>x = y.x;</text:p>
      <text:p text:style-name="P3">}</text:p>
      <text:p text:style-name="P3">X::X(int y) {</text:p>
      <text:p text:style-name="P3"><text:s/>x = y;</text:p>
      <text:p text:style-name="P3">}</text:p>
      <text:p text:style-name="P3"/>
      <text:p text:style-name="P3">//ex 2 for class Obj</text:p>
      <text:p text:style-name="P3">Obj y;</text:p>
      <text:p text:style-name="P3">Obj x(y);//static</text:p>
      <text:p text:style-name="P3">Obj x = y;//static</text:p>
      <text:p text:style-name="P3">Obj *x = new Obj(y);//dynamic</text:p>
      <text:p text:style-name="P3">Obj::~Obj(){delete y;}</text:p>
      <text:p text:style-name="P3"/>
      <text:p text:style-name="P3">//ex 3</text:p>
      <text:p text:style-name="P3">class C1 {</text:p>
      <text:p text:style-name="P3"><text:s/>public:</text:p>
      <text:p text:style-name="P3"><text:s text:c="2"/>C1() {}</text:p>
      <text:p text:style-name="P3"><text:s text:c="2"/>C1(const C1&amp;) {}</text:p>
      <text:p text:style-name="P3"><text:s text:c="2"/>~C1() {}</text:p>
      <text:p text:style-name="P3">};</text:p>
      <text:p text:style-name="P3">C1::C1()</text:p>
      <text:p text:style-name="P3">void f1(C1 a) {}</text:p>
      <text:p text:style-name="P3">void f2(C1 &amp;a) {}</text:p>
      <text:p text:style-name="P3">int main() {</text:p>
      <text:p text:style-name="P3"><text:s/>C1 a;</text:p>
      <text:p text:style-name="P3"><text:s/>f1(a); f2(a);</text:p>
      <text:p text:style-name="P3">}</text:p>
      <text:p text:style-name="P3"/>
      <text:p text:style-name="P3">//ex 5</text:p>
      <text:p text:style-name="P3">vector&lt;int&gt; a;</text:p>
      <text:p text:style-name="P3">const vector&lt;int&gt; b;</text:p>
      <text:p text:style-name="P3">a.begin();//iterator begin()</text:p>
      <text:p text:style-name="P3">b.begin();//const_iterator begin() const</text:p>
      <text:p text:style-name="P3"/>
      <text:p text:style-name="P3">//ex 6</text:p>
      <text:p text:style-name="P3">class Node {</text:p>
      <text:p text:style-name="P3"><text:s/>private:</text:p>
      <text:p text:style-name="P3"><text:s text:c="2"/>Node *next;</text:p>
      <text:p text:style-name="P3"><text:s text:c="2"/>int data;</text:p>
      <text:p text:style-name="P3"><text:s/>public:</text:p>
      <text:p text:style-name="P3"><text:s text:c="2"/>int getData() const {</text:p>
      <text:p text:style-name="P3"><text:s text:c="3"/>return data;</text:p>
      <text:p text:style-name="P3"><text:s text:c="2"/>}</text:p>
      <text:p text:style-name="P3"><text:s text:c="2"/>void setData(int x) {</text:p>
      <text:p text:style-name="P3"><text:s text:c="3"/>data = x;</text:p>
      <text:p text:style-name="P3"><text:s text:c="2"/>}</text:p>
      <text:p text:style-name="P3"><text:s text:c="2"/>Node* getNext() {</text:p>
      <text:p text:style-name="P3"><text:s text:c="3"/>return next;</text:p>
      <text:p text:style-name="P3"><text:s text:c="2"/>}</text:p>
      <text:p text:style-name="P3"><text:s text:c="2"/>const Node* getNext() const {</text:p>
      <text:p text:style-name="P3"><text:s text:c="3"/>return next;</text:p>
      <text:p text:style-name="P3"><text:s text:c="2"/>}</text:p>
      <text:p text:style-name="P3"><text:s text:c="2"/>void setNext(Node *next) {</text:p>
      <text:p text:style-name="P3"><text:s text:c="3"/>this-&gt;next = next;</text:p>
      <text:p text:style-name="P3"><text:s text:c="2"/>}</text:p>
      <text:p text:style-name="P3">};</text:p>
      <text:p text:style-name="P3">int main() {</text:p>
      <text:p text:style-name="P3">const Node *x = f();</text:p>
      <text:p text:style-name="P3">Node *next = x-&gt;getNext();</text:p>
      <text:p text:style-name="P3">return 0;</text:p>
      <text:p text:style-name="P3">}</text:p>
      <text:p text:style-name="P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h text:style-name="P2" text:outline-level="5">1.2. Poin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//ex 1</text:p>
      <text:p text:style-name="P3">const DataType *p;//non-const pointer at a const value</text:p>
      <text:p text:style-name="P3">DataType const *p;//same as above</text:p>
      <text:p text:style-name="P3">DataType * const p;//const pointer at a non-const values</text:p>
      <text:p text:style-name="P3">//read const from right to left</text:p>
      <text:p text:style-name="P3"/>
      <text:p text:style-name="P3">//ex 2</text:p>
      <text:p text:style-name="P3">int *x;</text:p>
      <text:p text:style-name="P3">x = new int;</text:p>
      <text:p text:style-name="P3">delete x;</text:p>
      <text:p text:style-name="P3">int *x;</text:p>
      <text:p text:style-name="P3">*x = 7;//address contents</text:p>
      <text:p text:style-name="P3">int y;</text:p>
      <text:p text:style-name="P3">*x = &amp;y;//adress</text:p>
      <text:p text:style-name="P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h text:style-name="P2" text:outline-level="5">1.3. Inheritanc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//ex 1</text:p>
      <text:p text:style-name="P3">class Base {</text:p>
      <text:p text:style-name="P3"><text:s/>public:</text:p>
      <text:p text:style-name="P3"><text:s text:c="2"/>int a;</text:p>
      <text:p text:style-name="P3">};</text:p>
      <text:p text:style-name="P3">class Derived: public Base {</text:p>
      <text:p text:style-name="P3"><text:s/>public:</text:p>
      <text:p text:style-name="P3"><text:s text:c="2"/>int b;</text:p>
      <text:p text:style-name="P3">};</text:p>
      <text:p text:style-name="P3">int main() {</text:p>
      <text:p text:style-name="P3"><text:s/>Derived Y1;</text:p>
      <text:p text:style-name="P3"><text:s/>cout&lt;&lt;Y1.a&lt;&lt;Y1.b;</text:p>
      <text:p text:style-name="P3"><text:s/>Base Y2;</text:p>
      <text:p text:style-name="P3"><text:s/>cout&lt;&lt;Y2.a;</text:p>
      <text:p text:style-name="P3"><text:s/>return 0;</text:p>
      <text:p text:style-name="P3">}</text:p>
      <text:p text:style-name="P3">//ex 2</text:p>
      <text:p text:style-name="P3">class Base {</text:p>
      <text:p text:style-name="P3"><text:s/>public:</text:p>
      <text:p text:style-name="P3"><text:s text:c="2"/>int a;</text:p>
      <text:p text:style-name="P3"><text:s text:c="2"/>void f();</text:p>
      <text:p text:style-name="P3">};</text:p>
      <text:p text:style-name="P3">class Derived: public Base {</text:p>
      <text:p text:style-name="P3"><text:s/>public:</text:p>
      <text:p text:style-name="P3"><text:s text:c="2"/>int b;</text:p>
      <text:p text:style-name="P3"><text:s text:c="2"/>void y() {</text:p>
      <text:p text:style-name="P3"><text:s text:c="4"/>a;</text:p>
      <text:p text:style-name="P3"><text:s text:c="2"/>}</text:p>
      <text:p text:style-name="P3">};</text:p>
      <text:p text:style-name="P3"/>
      <text:p text:style-name="P3"/>
      <text:p text:style-name="P3">Private members are inherited, but are inaccesible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Type\Derived Type</text:p>
          </table:table-cell>
          <table:table-cell table:style-name="Table1.A1" office:value-type="string">
            <text:p text:style-name="P4">Private</text:p>
          </table:table-cell>
          <table:table-cell table:style-name="Table1.A1" office:value-type="string">
            <text:p text:style-name="P4">Protected</text:p>
          </table:table-cell>
          <table:table-cell table:style-name="Table1.D1" office:value-type="string">
            <text:p text:style-name="P4">Public</text:p>
          </table:table-cell>
        </table:table-row>
        <table:table-row>
          <table:table-cell table:style-name="Table1.A2" office:value-type="string">
            <text:p text:style-name="P5">Private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D2" office:value-type="string">
            <text:p text:style-name="P5">-</text:p>
          </table:table-cell>
        </table:table-row>
        <table:table-row>
          <table:table-cell table:style-name="Table1.A2" office:value-type="string">
            <text:p text:style-name="P5">Protected</text:p>
          </table:table-cell>
          <table:table-cell table:style-name="Table1.A2" office:value-type="string">
            <text:p text:style-name="P5">Private</text:p>
          </table:table-cell>
          <table:table-cell table:style-name="Table1.A2" office:value-type="string">
            <text:p text:style-name="P5">Protected</text:p>
          </table:table-cell>
          <table:table-cell table:style-name="Table1.D2" office:value-type="string">
            <text:p text:style-name="P5">Protected</text:p>
          </table:table-cell>
        </table:table-row>
        <table:table-row>
          <table:table-cell table:style-name="Table1.A2" office:value-type="string">
            <text:p text:style-name="P5">Public</text:p>
          </table:table-cell>
          <table:table-cell table:style-name="Table1.A2" office:value-type="string">
            <text:p text:style-name="P5">Private</text:p>
          </table:table-cell>
          <table:table-cell table:style-name="Table1.A2" office:value-type="string">
            <text:p text:style-name="P5">Protected</text:p>
          </table:table-cell>
          <table:table-cell table:style-name="Table1.D2" office:value-type="string">
            <text:p text:style-name="P5">public</text:p>
          </table:table-cell>
        </table:table-row>
      </table:table>
      <text:p text:style-name="P3"/>
      <text:p text:style-name="P3">//ex 3</text:p>
      <text:p text:style-name="P3">class Base {</text:p>
      <text:p text:style-name="P3"><text:s/>public:</text:p>
      <text:p text:style-name="P3"><text:s text:c="2"/>int x;</text:p>
      <text:p text:style-name="P3"><text:s/>protected:</text:p>
      <text:p text:style-name="P3"><text:s text:c="2"/>int y;</text:p>
      <text:p text:style-name="P3"><text:s/>private:</text:p>
      <text:p text:style-name="P3"><text:s text:c="2"/>int z;</text:p>
      <text:p text:style-name="P3">};</text:p>
      <text:p text:style-name="P3">class Derived1: public Base {};//x is public, y is protected</text:p>
      <text:p text:style-name="P3">class Derived2: protected Base {};//x is protected, y is protected</text:p>
      <text:p text:style-name="P3">class Derived3: private Base {};//x is protected, x is protected</text:p>
      <text:p text:style-name="P3"/>
      <text:p text:style-name="P3">Derived1::f() {</text:p>
      <text:p text:style-name="P3"><text:s/>x = 1;//public</text:p>
      <text:p text:style-name="P3"><text:s/>y = 1;//protected</text:p>
      <text:p text:style-name="P3"><text:s/>z = 1;//error, z is invisible</text:p>
      <text:p text:style-name="P3">}</text:p>
      <text:p text:style-name="P3">Derived2::f() {</text:p>
      <text:p text:style-name="P3"><text:s/>x = 1;//protected</text:p>
      <text:p text:style-name="P3"><text:s/>y = 1;//protected</text:p>
      <text:p text:style-name="P3"><text:s/>z = 1;//error, z is invisible</text:p>
      <text:p text:style-name="P3">}</text:p>
      <text:p text:style-name="P3">Derived3::f() {</text:p>
      <text:p text:style-name="P3"><text:s/>x = 1;//private</text:p>
      <text:p text:style-name="P3"><text:s/>y = 1;//private</text:p>
      <text:p text:style-name="P3"><text:s/>z = 1;//error, z is invisible</text:p>
      <text:p text:style-name="P3">}</text:p>
      <text:p text:style-name="P3">//outside we can access only public members</text:p>
      <text:p text:style-name="P3">void g() {</text:p>
      <text:p text:style-name="P3"><text:s/>Derived1 d1; <text:s/></text:p>
      <text:p text:style-name="P3"><text:s/>d1.x++;//public</text:p>
      <text:p text:style-name="P3"><text:s/>d1.y++;//error, y is protected</text:p>
      <text:p text:style-name="P3"><text:s/>d1.z++;//error, z is invisible</text:p>
      <text:p text:style-name="P3"><text:s/></text:p>
      <text:p text:style-name="P3"><text:s/>Derived2 d2;</text:p>
      <text:p text:style-name="P3"><text:s/>d1.x++;//error, x is protected</text:p>
      <text:p text:style-name="P3"><text:s/>d1.y++;//error, y is protected</text:p>
      <text:p text:style-name="P3"><text:s/>d1.z++;//error, z is invisible</text:p>
      <text:p text:style-name="P3"><text:s/></text:p>
      <text:p text:style-name="P3"><text:s/>Derived3 d3;</text:p>
      <text:p text:style-name="P3"><text:s/>d1.x++;//error, x is private</text:p>
      <text:p text:style-name="P3"><text:s/>d1.y++;//error, y is private</text:p>
      <text:p text:style-name="P3"><text:s/>d1.z++;//error, z is invisible</text:p>
      <text:p text:style-name="P3">}</text:p>
      <text:p text:style-name="P3"/>
      <text:p text:style-name="P3">class Dderived1: public Derived1 {};</text:p>
      <text:p text:style-name="P3">class Dderived2: public Derived2 {};</text:p>
      <text:p text:style-name="P3">class Dderived3: public Derived3 {};</text:p>
      <text:p text:style-name="P3"/>
      <text:p text:style-name="P3">Dderived1::f() {</text:p>
      <text:p text:style-name="P3"><text:s/>x = 1;//public</text:p>
      <text:p text:style-name="P3"><text:s/>y = 1;//protected</text:p>
      <text:p text:style-name="P3"><text:s/>z = 1;//error, z is invisible</text:p>
      <text:p text:style-name="P3">}</text:p>
      <text:p text:style-name="P3">Dderived2::f() {</text:p>
      <text:p text:style-name="P3"><text:s/>x = 1;//protected</text:p>
      <text:p text:style-name="P3"><text:s/>y = 1;//protected</text:p>
      <text:p text:style-name="P3"><text:s/>z = 1;//error, z is invisible</text:p>
      <text:p text:style-name="P3">}</text:p>
      <text:p text:style-name="P3">Dderived3::f() {</text:p>
      <text:p text:style-name="P3"><text:s/>x = 1;//error, x is invisible</text:p>
      <text:p text:style-name="P3"><text:s/>y = 1;//error, y is invisible</text:p>
      <text:p text:style-name="P3"><text:s/>z = 1;//error, z is invisible</text:p>
      <text:p text:style-name="P3">}</text:p>
      <text:p text:style-name="P3"/>
      <text:p text:style-name="P3">//ex 4</text:p>
      <text:p text:style-name="P3">class Base {</text:p>
      <text:p text:style-name="P3"><text:s/>public:</text:p>
      <text:p text:style-name="P3"><text:s text:c="2"/>void f() {}</text:p>
      <text:p text:style-name="P3"><text:s text:c="2"/>virtual void g() {}</text:p>
      <text:p text:style-name="P3">};</text:p>
      <text:p text:style-name="P3">class Derived: public Base {</text:p>
      <text:p text:style-name="P3"><text:s/>public:</text:p>
      <text:p text:style-name="P3"><text:s text:c="2"/>void f() {}//identical name base f() will be hidden</text:p>
      <text:p text:style-name="P3"><text:s text:c="2"/>void g() {}</text:p>
      <text:p text:style-name="P3">};</text:p>
      <text:p text:style-name="P3">//Virtual functions need a pointer to the base class</text:p>
      <text:p text:style-name="P3">Derived d1;</text:p>
      <text:p text:style-name="P3">d1.f();//call Derived f()</text:p>
      <text:p text:style-name="P3">(Base)d1.f();//call Base f()</text:p>
      <text:p text:style-name="P3">Derived *d2 = new Derived();</text:p>
      <text:p text:style-name="P3">d2-&gt;f();//call Derived f()</text:p>
      <text:p text:style-name="P3">(Base *)d2-&gt;f();//call Base f()</text:p>
      <text:p text:style-name="P3"/>
      <text:p text:style-name="P3">//ex 5</text:p>
      <text:p text:style-name="P3">class Base {</text:p>
      <text:p text:style-name="P3"><text:s/>public:</text:p>
      <text:p text:style-name="P3"><text:s text:c="2"/>Base() {}</text:p>
      <text:p text:style-name="P3"><text:s text:c="2"/>Base(const Base &amp;) {}</text:p>
      <text:p text:style-name="P3"><text:s text:c="2"/>virtual ~Base() {}</text:p>
      <text:p text:style-name="P3">};</text:p>
      <text:p text:style-name="P3"/>
      <text:p text:style-name="P3">class Derived: public Base{</text:p>
      <text:p text:style-name="P3"><text:s/>public: </text:p>
      <text:p text:style-name="P3"><text:s text:c="2"/>Derived() {}</text:p>
      <text:p text:style-name="P3"><text:s/>Derived(const Derived &amp;) {}</text:p>
      <text:p text:style-name="P3"><text:s/>~Derived() {}</text:p>
      <text:p text:style-name="P3">};</text:p>
      <text:p text:style-name="P3">Derived *x = new Derived();</text:p>
      <text:p text:style-name="P3">delete x;</text:p>
      <text:p text:style-name="P3">//call: Base(); Derived(); ~Derived(); ~Base(); </text:p>
      <text:p text:style-name="P3"/>
      <text:p text:style-name="P3">delete x;</text:p>
      <text:p text:style-name="P3">Base *x = new Derived();</text:p>
      <text:p text:style-name="P3">//call: Base(); Derived(); ~Derived(); ~Base();</text:p>
      <text:p text:style-name="P3">//~Base() needs to be virtual</text:p>
      <text:p text:style-name="P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h text:style-name="P2" text:outline-level="5">1.4.Overriding and Overloading 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//ex 1</text:p>
      <text:p text:style-name="P3">class Base {</text:p>
      <text:p text:style-name="P3"><text:s/>virtual void f();</text:p>
      <text:p text:style-name="P3"><text:s/>void g();</text:p>
      <text:p text:style-name="P3">};</text:p>
      <text:p text:style-name="P3">class Derived: public Base {</text:p>
      <text:p text:style-name="P3"><text:s/>void f();//overriding</text:p>
      <text:p text:style-name="P3"><text:s/>void g();</text:p>
      <text:p text:style-name="P3"><text:s/>void g(int);//overloading</text:p>
      <text:p text:style-name="P3">};</text:p>
      <text:p text:style-name="P3"/>
      <text:p text:style-name="P3">//ex 2</text:p>
      <text:p text:style-name="P3">class X {</text:p>
      <text:p text:style-name="P3"><text:s/>public:</text:p>
      <text:p text:style-name="P3"><text:s text:c="2"/>X &amp; operator=(const X&amp; x) {</text:p>
      <text:p text:style-name="P3"><text:s text:c="3"/>a = x.a;</text:p>
      <text:p text:style-name="P3"><text:s text:c="3"/>b = x.b;</text:p>
      <text:p text:style-name="P3"><text:s text:c="3"/>return *this;//only for non-static functions</text:p>
      <text:p text:style-name="P3"><text:s text:c="2"/>}</text:p>
      <text:p text:style-name="P3"><text:s/>private:</text:p>
      <text:p text:style-name="P3"><text:s text:c="2"/>int a, b;</text:p>
      <text:p text:style-name="P3">};</text:p>
      <text:p text:style-name="P3">int main() {</text:p>
      <text:p text:style-name="P3"><text:s/>X a, b;</text:p>
      <text:p text:style-name="P3"><text:s/>a = b;//call a.operator=(b);</text:p>
      <text:p text:style-name="P3"><text:s/>c = a = b;//call c.operator=(a.operator=(b));</text:p>
      <text:p text:style-name="P3"><text:s/>return 0;</text:p>
      <text:p text:style-name="P3">}</text:p>
      <text:p text:style-name="P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h text:style-name="P2" text:outline-level="5">1.5. Case Study: Linked List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class n {</text:p>
      <text:p text:style-name="P3"><text:s text:c="2"/>n* _n;</text:p>
      <text:p text:style-name="P3"><text:s text:c="2"/>int x;</text:p>
      <text:p text:style-name="P3"><text:s/>public:</text:p>
      <text:p text:style-name="P3"><text:s text:c="2"/>void n(){ _n = NULL; }</text:p>
      <text:p text:style-name="P3"><text:s text:c="2"/>void setNext(n *nn);</text:p>
      <text:p text:style-name="P3"><text:s text:c="2"/>n* getNext();</text:p>
      <text:p text:style-name="P3"><text:s text:c="2"/>void setInt(int);</text:p>
      <text:p text:style-name="P3"><text:s text:c="2"/>int getInt();</text:p>
      <text:p text:style-name="P3">};</text:p>
      <text:p text:style-name="P3">void n::setNext(n *nn) {</text:p>
      <text:p text:style-name="P3"><text:s/>_n = nn;</text:p>
      <text:p text:style-name="P3">}</text:p>
      <text:p text:style-name="P3">int n::getInt() {</text:p>
      <text:p text:style-name="P3"><text:s/>return x;</text:p>
      <text:p text:style-name="P3">}</text:p>
      <text:p text:style-name="P3">n * n:: getNext() {</text:p>
      <text:p text:style-name="P3"><text:s/>return _n;</text:p>
      <text:p text:style-name="P3">}</text:p>
      <text:p text:style-name="P3">void n::setInt(int a) {</text:p>
      <text:p text:style-name="P3"><text:s/>x = a;</text:p>
      <text:p text:style-name="P3">}</text:p>
      <text:p text:style-name="P3">n * n::newNode(){</text:p>
      <text:p text:style-name="P3"><text:s/>return new n();</text:p>
      <text:p text:style-name="P3">}</text:p>
      <text:p text:style-name="P3">n * n::newNode2() {</text:p>
      <text:p text:style-name="P3"><text:s/>n1 = newNode();</text:p>
      <text:p text:style-name="P3"><text:s/>n2 = newNode();</text:p>
      <text:p text:style-name="P3"><text:s/>n1-&gt;setNext(n2);</text:p>
      <text:p text:style-name="P3"><text:s/>return n1;</text:p>
      <text:p text:style-name="P3">}</text:p>
      <text:p text:style-name="P3">class List {</text:p>
      <text:p text:style-name="P3"><text:s text:c="2"/>n *head;</text:p>
      <text:p text:style-name="P3"><text:s/>public:</text:p>
      <text:p text:style-name="P3"><text:s text:c="2"/>List() {}</text:p>
      <text:p text:style-name="P3"><text:s text:c="2"/>void insert(n *np, n *nq);</text:p>
      <text:p text:style-name="P3"><text:s text:c="2"/>void delete(n *nd);</text:p>
      <text:p text:style-name="P3"><text:s text:c="2"/>void push(int);</text:p>
      <text:p text:style-name="P3"><text:s text:c="2"/>void pop();</text:p>
      <text:p text:style-name="P3">};</text:p>
      <text:p text:style-name="P3">void List::insert(n *np, n *nq) {</text:p>
      <text:p text:style-name="P3"><text:s/>if(head == NULL) {</text:p>
      <text:p text:style-name="P3"><text:s text:c="2"/>head = nq;</text:p>
      <text:p text:style-name="P3"><text:s/>} else {</text:p>
      <text:p text:style-name="P3"><text:s text:c="2"/>while(p-&gt;getNext() != np)</text:p>
      <text:p text:style-name="P3"><text:s text:c="3"/>p = p-&gt;getNext();</text:p>
      <text:p text:style-name="P3"><text:s text:c="2"/>nq-&gt;setNext(p-&gt;getNext());</text:p>
      <text:p text:style-name="P3"><text:s text:c="2"/>np-&gt;setNext(nq);</text:p>
      <text:p text:style-name="P3"><text:s/>}</text:p>
      <text:p text:style-name="P3">}</text:p>
      <text:p text:style-name="P3"/>
      <text:p text:style-name="P3">void List::delete(n *nd) {</text:p>
      <text:p text:style-name="P3"><text:s text:c="2"/>if(head == NULL){</text:p>
      <text:p text:style-name="P3"><text:s text:c="3"/>cout&lt;&lt;“nothing to delete”;</text:p>
      <text:p text:style-name="P3"><text:s text:c="2"/>} else if(nd == head){</text:p>
      <text:p text:style-name="P3"><text:s text:c="3"/>head = nd-&gt;getNext();</text:p>
      <text:p text:style-name="P3"><text:s text:c="3"/>delete nd;</text:p>
      <text:p text:style-name="P3"><text:s text:c="2"/>} else {</text:p>
      <text:p text:style-name="P3"><text:s text:c="3"/>while(p-&gt;getNext() != NULL) {</text:p>
      <text:p text:style-name="P3"><text:s text:c="4"/>p = p-&gt;getNext();</text:p>
      <text:p text:style-name="P3"><text:s text:c="3"/>p-&gt;setNext(nd-&gt;getNext());</text:p>
      <text:p text:style-name="P3"><text:s text:c="3"/>delete nd;</text:p>
      <text:p text:style-name="P3"><text:s text:c="3"/>}</text:p>
      <text:p text:style-name="P3"><text:s text:c="2"/>}</text:p>
      <text:p text:style-name="P3">}</text:p>
      <text:p text:style-name="P3">void List::push(int a){</text:p>
      <text:p text:style-name="P3"><text:s/>if(head == NULL) {</text:p>
      <text:p text:style-name="P3"><text:s text:c="2"/>n *nn = new n();</text:p>
      <text:p text:style-name="P3"><text:s text:c="2"/>nn.setInt(a);</text:p>
      <text:p text:style-name="P3"><text:s text:c="2"/>head = nn;</text:p>
      <text:p text:style-name="P3"><text:s/>} else {</text:p>
      <text:p text:style-name="P3"><text:s text:c="2"/>n *p = head;</text:p>
      <text:p text:style-name="P3"><text:s text:c="2"/>while(p-&gt;getNext() != NULL)</text:p>
      <text:p text:style-name="P3"><text:s text:c="3"/>p = p-&gt;getNext();</text:p>
      <text:p text:style-name="P3"><text:s text:c="2"/>n * nn = new n();</text:p>
      <text:p text:style-name="P3"><text:s text:c="2"/>nn.setInt(a);</text:p>
      <text:p text:style-name="P3"><text:s text:c="2"/>p-&gt;setNext(nn);</text:p>
      <text:p text:style-name="P3"><text:s/>}</text:p>
      <text:p text:style-name="P3">}</text:p>
      <text:p text:style-name="P3">void List::pop() {</text:p>
      <text:p text:style-name="P3"><text:s/>int aux;</text:p>
      <text:p text:style-name="P3"><text:s/>if(head == NULL)</text:p>
      <text:p text:style-name="P3"><text:s text:c="2"/>cout&lt;&lt;“nothing to pop”&lt;&lt;endl;</text:p>
      <text:p text:style-name="P3"><text:s/>else {</text:p>
      <text:p text:style-name="P3"><text:s text:c="2"/>n *p = head;</text:p>
      <text:p text:style-name="P3"><text:s text:c="2"/>while(p-&gt;getNext() != NULL)</text:p>
      <text:p text:style-name="P3"><text:s text:c="3"/>p = p-&gt;getNext();</text:p>
      <text:p text:style-name="P3"><text:s text:c="2"/>delete p-&gt;getNext();</text:p>
      <text:p text:style-name="P3"><text:s text:c="2"/>p-&gt;setNext(NULL);</text:p>
      <text:p text:style-name="P3"><text:s/>}</text:p>
      <text:p text:style-name="P3">}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h text:style-name="P2" text:outline-level="5">1.6. Case Study: Tre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draw:g text:anchor-type="paragraph" draw:z-index="0" draw:style-name="gr1"><draw:g draw:style-name="gr2"><draw:custom-shape draw:style-name="gr3" draw:text-style-name="P7" draw:id="id1" svg:width="0.1622in" svg:height="0.1516in" svg:x="0.5965in" svg:y="0.1047in"><text:p text:style-name="P6"><text:span text:style-name="T1">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3" draw:text-style-name="P7" draw:id="id2" svg:width="0.1622in" svg:height="0.1512in" svg:x="0.2201in" svg:y="0.4768in"><text:p text:style-name="P6"><text:span text:style-name="T1">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3" draw:text-style-name="P7" draw:id="id5" svg:width="0.1622in" svg:height="0.1512in" svg:x="0.9724in" svg:y="0.4768in"><text:p text:style-name="P6"><text:span text:style-name="T1">3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3" draw:text-style-name="P7" draw:id="id3" svg:width="0.1622in" svg:height="0.1516in" svg:x="0.0008in" svg:y="0.7685in"><text:p text:style-name="P6"><text:span text:style-name="T1">4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3" draw:text-style-name="P7" draw:id="id4" svg:width="0.1622in" svg:height="0.1516in" svg:x="0.4492in" svg:y="0.7791in"><text:p text:style-name="P6"><text:span text:style-name="T1">5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3" draw:text-style-name="P7" draw:id="id6" svg:width="0.1622in" svg:height="0.1516in" svg:x="0.6669in" svg:y="0.7791in"><text:p text:style-name="P6"><text:span text:style-name="T1">6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draw:style-name="gr3" draw:text-style-name="P7" draw:id="id7" svg:width="0.1622in" svg:height="0.1516in" svg:x="1.2063in" svg:y="0.7791in"><text:p text:style-name="P6"><text:span text:style-name="T1">7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onnector draw:style-name="gr4" draw:text-style-name="P8" draw:type="line" svg:x1="0.6205in" svg:y1="0.2331in" svg:x2="0.3579in" svg:y2="0.4984in" draw:start-shape="id1" draw:start-glue-point="7" draw:end-shape="id2" draw:end-glue-point="11"><text:p/></draw:connector><draw:connector draw:style-name="gr4" draw:text-style-name="P8" draw:type="line" svg:x1="0.2441in" svg:y1="0.6055in" svg:x2="0.0815in" svg:y2="0.7693in" draw:start-shape="id2" draw:start-glue-point="7" draw:end-shape="id3" draw:end-glue-point="4"><text:p/></draw:connector><draw:connector draw:style-name="gr5" draw:text-style-name="P8" draw:type="line" svg:x1="0.3579in" svg:y1="0.6055in" svg:x2="0.5307in" svg:y2="0.7799in" draw:start-shape="id2" draw:start-glue-point="9" draw:end-shape="id4" draw:end-glue-point="4"><text:p/></draw:connector><draw:connector draw:style-name="gr5" draw:text-style-name="P8" draw:type="line" svg:x1="0.7343in" svg:y1="0.2331in" svg:x2="0.9961in" svg:y2="0.4984in" draw:start-shape="id1" draw:start-glue-point="9" draw:end-shape="id5" draw:end-glue-point="5"><text:p/></draw:connector><draw:connector draw:style-name="gr5" draw:text-style-name="P8" draw:type="line" svg:x1="0.9961in" svg:y1="0.6055in" svg:x2="0.8043in" svg:y2="0.8012in" draw:start-shape="id5" draw:start-glue-point="7" draw:end-shape="id6" draw:end-glue-point="11"><text:p/></draw:connector><draw:connector draw:style-name="gr5" draw:text-style-name="P8" draw:type="line" svg:x1="1.1098in" svg:y1="0.6055in" svg:x2="1.2878in" svg:y2="0.7799in" draw:start-shape="id5" draw:start-glue-point="9" draw:end-shape="id7" draw:end-glue-point="4"><text:p/></draw:connector></draw:g><draw:frame draw:style-name="gr6" draw:text-style-name="P10" svg:width="2.5425in" svg:height="0.4331in" svg:x="1.4972in" svg:y="0.0839in"><draw:text-box><text:p text:style-name="P9"><text:span text:style-name="T2">Depth First Search: 4, 2, 5, 1, 6, 3, 7</text:span></text:p><text:p text:style-name="P9"><text:span text:style-name="T2">Breadth First Search: 1, 2, 3, 4, 5, 6, 7</text:span></text:p></draw:text-box></draw:frame></draw:g></text:p>
      <text:p text:style-name="P3"/>
      <text:p text:style-name="P3"/>
      <text:p text:style-name="P3"/>
      <text:p text:style-name="P3"/>
      <text:p text:style-name="P3">//recursive traverse: SRD</text:p>
      <text:p text:style-name="P3">void trav(n * v) {</text:p>
      <text:p text:style-name="P3"><text:s/>trav(r-&gt;s);</text:p>
      <text:p text:style-name="P3"><text:s/>cout&lt;&lt;“r”&lt;&lt;r-&gt;int;</text:p>
      <text:p text:style-name="P3"><text:s/>trav(r-&gt;d);</text:p>
      <text:p text:style-name="P3">}</text:p>
      <text:p text:style-name="P3">//ex 1</text:p>
      <text:p text:style-name="P3">n *root;</text:p>
      <text:p text:style-name="P3">create(root);</text:p>
      <text:p text:style-name="P3">n *a[no_max_nodes];</text:p>
      <text:p text:style-name="P3">a[0] = root;</text:p>
      <text:p text:style-name="P3">index = 0;</text:p>
      <text:p text:style-name="P3">while(index &gt; 0) {</text:p>
      <text:p text:style-name="P3"><text:s/>if(a[index]-&gt;l != NULL){</text:p>
      <text:p text:style-name="P3"><text:s text:c="2"/>index++;</text:p>
      <text:p text:style-name="P3"><text:s text:c="2"/>a[index] = a[index-1]-&gt;l;</text:p>
      <text:p text:style-name="P3"><text:s text:c="2"/>//continue;</text:p>
      <text:p text:style-name="P3"><text:s/>} else {</text:p>
      <text:p text:style-name="P3"><text:s text:c="2"/>cout&lt;&lt;a[index]-&gt;data;</text:p>
      <text:p text:style-name="P3"><text:s text:c="2"/>index--;</text:p>
      <text:p text:style-name="P3"><text:s text:c="2"/>cout&lt;&lt;a[index]-&gt;data;</text:p>
      <text:p text:style-name="P3"><text:s/>}</text:p>
      <text:p text:style-name="P3"/>
      <text:p text:style-name="P3"><text:s/>if(a[index]-&gt;r != NULL){</text:p>
      <text:p text:style-name="P3"><text:s text:c="2"/>index++;</text:p>
      <text:p text:style-name="P3"><text:s text:c="2"/>a[index] = a[index-1]-&gt;r;</text:p>
      <text:p text:style-name="P3"><text:s text:c="2"/>//continue;</text:p>
      <text:p text:style-name="P3"><text:s/>} else {</text:p>
      <text:p text:style-name="P3"><text:s text:c="2"/>cout&lt;&lt;a[index]-&gt;data;</text:p>
      <text:p text:style-name="P3"><text:s text:c="2"/>index--;</text:p>
      <text:p text:style-name="P3"><text:s text:c="2"/>cout&lt;&lt;a[index]-&gt;data;</text:p>
      <text:p text:style-name="P3"><text:s/>}</text:p>
      <text:p text:style-name="P3">}</text:p>
      <text:p text:style-name="P3"/>
      <text:p text:style-name="P3">//ex 2</text:p>
      <text:p text:style-name="P3">vector&lt;T *&gt; vt;</text:p>
      <text:p text:style-name="P3">vt.push_front(t);</text:p>
      <text:p text:style-name="P3">while(!vt.empty()) {</text:p>
      <text:p text:style-name="P3"><text:s/>T * tt = vt.back();</text:p>
      <text:p text:style-name="P3"><text:s/>vt.pop_back();</text:p>
      <text:p text:style-name="P3"><text:s/>if(tt-&gt;l)</text:p>
      <text:p text:style-name="P3"><text:s text:c="2"/>vt.push(tt-&gt;l);</text:p>
      <text:p text:style-name="P3"><text:s/>if(tt-&gt;r)</text:p>
      <text:p text:style-name="P3"><text:s text:c="2"/>vt.push(tt-&gt;r);</text:p>
      <text:p text:style-name="P3">}</text:p>
      <text:p text:style-name="P3">queue &lt;T *&gt; vt;</text:p>
      <text:p text:style-name="P3">vt.push_front(t);</text:p>
      <text:p text:style-name="P3">while(!vt.empty()) {</text:p>
      <text:p text:style-name="P3"><text:s/>T * tt = vt.back();</text:p>
      <text:p text:style-name="P3"><text:s/>vt.pop_back();</text:p>
      <text:p text:style-name="P3"><text:s/>cout&lt;&lt;tt-&gt;data;</text:p>
      <text:p text:style-name="P3"><text:s/>if(tt-&gt;l != NULL)</text:p>
      <text:p text:style-name="P3"><text:s text:c="2"/>vt-&gt;push_font(tt-&gt;l);</text:p>
      <text:p text:style-name="P3"><text:s/>if(tt-&gt;r != NULL)</text:p>
      <text:p text:style-name="P3"><text:s/>vt-&gt;push_front(tt-&gt;r);</text:p>
      <text:p text:style-name="P3">/*</text:p>
      <text:p text:style-name="P3"><text:s/>if(!tt)</text:p>
      <text:p text:style-name="P3"><text:s text:c="2"/>continue;</text:p>
      <text:p text:style-name="P3"><text:s/>cout&lt;&lt;tt-&gt;data;</text:p>
      <text:p text:style-name="P3"><text:s/>vt-&gt;push_front(tt-&gt;l);</text:p>
      <text:p text:style-name="P3"><text:s/>vt-&gt;push_back(tt-&gt;r);</text:p>
      <text:p text:style-name="P3">*/</text:p>
      <text:p text:style-name="P3">}</text:p>
      <text:p text:style-name="P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h text:style-name="P2" text:outline-level="5">1.7. Using stack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stack&lt;Node *&gt; stk;</text:p>
      <text:p text:style-name="P3">Node *temp;</text:p>
      <text:p text:style-name="P3">while(!stk.empty()){</text:p>
      <text:p text:style-name="P3"><text:s/>temp = stk.top();</text:p>
      <text:p text:style-name="P3"><text:s/>stk.pop();</text:p>
      <text:p text:style-name="P3"><text:s/>//operate on temp</text:p>
      <text:p text:style-name="P3"><text:s/>if(temp-&gt;l)</text:p>
      <text:p text:style-name="P3"><text:s text:c="2"/>stk.push_back(temp-&gt;l);</text:p>
      <text:p text:style-name="P3"><text:s/>if(temp-&gt;r)</text:p>
      <text:p text:style-name="P3"><text:s text:c="2"/>stk.push_back(temp-&gt;r);</text:p>
      <text:p text:style-name="P3">}</text:p>
      <text:p text:style-name="P3"/>
      <text:p text:style-name="P3">Using queue</text:p>
      <text:p text:style-name="P3">queue&lt;Node *&gt; que;</text:p>
      <text:p text:style-name="P3">Node *temp;</text:p>
      <text:p text:style-name="P3">while(!que.empty()){</text:p>
      <text:p text:style-name="P3"><text:s/>temp = que.top();</text:p>
      <text:p text:style-name="P3"><text:s/>que.pop();</text:p>
      <text:p text:style-name="P3"><text:s/>//operate on temp</text:p>
      <text:p text:style-name="P3"><text:s/>if(temp-&gt;l)</text:p>
      <text:p text:style-name="P3"><text:s text:c="2"/>que.push_back(temp-&gt;l);</text:p>
      <text:p text:style-name="P3"><text:s/>if(temp-&gt;r)</text:p>
      <text:p text:style-name="P3"><text:s text:c="2"/>que.push_back(temp-&gt;r);</text:p>
      <text:p text:style-name="P3">}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1" text:outline-level="4">2. Verilog examples</text:h>
                      <text:list>
                        <text:list-item>
                          <text:h text:style-name="P11" text:outline-level="5">2.1 DFF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draw:g text:anchor-type="paragraph" draw:z-index="1" draw:style-name="gr1"><draw:rect draw:style-name="gr7" draw:text-style-name="P8" svg:width="0.8031in" svg:height="0.4378in" svg:x="0.289in" svg:y="0.0835in"><text:p/></draw:rect><draw:frame draw:style-name="gr8" draw:text-style-name="P12" svg:width="0.2717in" svg:height="0.2453in" svg:x="0.2181in" svg:y="0.1961in"><draw:text-box><text:p text:style-name="P9"><text:span text:style-name="T1">D</text:span></text:p></draw:text-box></draw:frame><draw:g draw:style-name="gr2"><draw:line draw:style-name="gr9" draw:text-style-name="P8" svg:x1="0.689in" svg:y1="0.4378in" svg:x2="0.6055in" svg:y2="0.5213in"><text:p/></draw:line><draw:line draw:style-name="gr9" draw:text-style-name="P8" svg:x1="0.689in" svg:y1="0.4378in" svg:x2="0.7752in" svg:y2="0.524in"><text:p/></draw:line></draw:g><draw:frame draw:style-name="gr6" draw:text-style-name="P12" svg:width="0.2823in" svg:height="0.2453in" svg:x="0.8846in" svg:y="0.1961in"><draw:text-box><text:p text:style-name="P9"><text:span text:style-name="T1">Q</text:span></text:p></draw:text-box></draw:frame><draw:line draw:style-name="gr5" draw:text-style-name="P8" svg:x1="0in" svg:y1="0.3079in" svg:x2="0.2866in" svg:y2="0.3079in"><text:p/></draw:line><draw:line draw:style-name="gr5" draw:text-style-name="P8" svg:x1="1.0917in" svg:y1="0.3079in" svg:x2="1.378in" svg:y2="0.3079in"><text:p/></draw:line></draw:g></text:p>
      <text:p text:style-name="P3"/>
      <text:p text:style-name="P3"/>
      <text:p text:style-name="P3">//reset: asynchronous</text:p>
      <text:p text:style-name="P3">//clr, set: synchronous</text:p>
      <text:p text:style-name="P3">module DFF1(D, Q, clk);</text:p>
      <text:p text:style-name="P3"><text:s/>input D, clk;</text:p>
      <text:p text:style-name="P3"><text:s/>reg Q;</text:p>
      <text:p text:style-name="P3"><text:s/>always@(posedge clk)</text:p>
      <text:p text:style-name="P3"><text:s text:c="2"/>Q&lt;=D;</text:p>
      <text:p text:style-name="P3">endmodule</text:p>
      <text:p text:style-name="P3"><draw:g text:anchor-type="paragraph" draw:z-index="2" draw:style-name="gr1"><draw:g draw:style-name="gr2"><draw:rect draw:style-name="gr7" draw:text-style-name="P8" svg:width="0.8031in" svg:height="0.4378in" svg:x="0.289in" svg:y="0.3177in"><text:p/></draw:rect><draw:frame draw:style-name="gr8" draw:text-style-name="P12" svg:width="0.2717in" svg:height="0.2453in" svg:x="0.2181in" svg:y="0.4295in"><draw:text-box><text:p text:style-name="P9"><text:span text:style-name="T1">D</text:span></text:p></draw:text-box></draw:frame><draw:g draw:style-name="gr2"><draw:line draw:style-name="gr9" draw:text-style-name="P8" svg:x1="0.689in" svg:y1="0.672in" svg:x2="0.6055in" svg:y2="0.7555in"><text:p/></draw:line><draw:line draw:style-name="gr9" draw:text-style-name="P8" svg:x1="0.689in" svg:y1="0.672in" svg:x2="0.7752in" svg:y2="0.7583in"><text:p/></draw:line></draw:g><draw:frame draw:style-name="gr6" draw:text-style-name="P12" svg:width="0.2823in" svg:height="0.2453in" svg:x="0.8846in" svg:y="0.4295in"><draw:text-box><text:p text:style-name="P9"><text:span text:style-name="T1">Q</text:span></text:p></draw:text-box></draw:frame><draw:line draw:style-name="gr5" draw:text-style-name="P8" svg:x1="0in" svg:y1="0.5413in" svg:x2="0.2866in" svg:y2="0.5413in"><text:p/></draw:line><draw:line draw:style-name="gr5" draw:text-style-name="P8" svg:x1="1.0917in" svg:y1="0.5413in" svg:x2="1.378in" svg:y2="0.5413in"><text:p/></draw:line></draw:g><draw:frame draw:style-name="gr6" draw:text-style-name="P12" svg:width="0.4594in" svg:height="0.2453in" svg:x="0.4693in" svg:y="0.2921in"><draw:text-box><text:p text:style-name="P9"><text:span text:style-name="T1">reset</text:span></text:p></draw:text-box></draw:frame><draw:custom-shape draw:style-name="gr10" draw:text-style-name="P8" svg:width="0.0504in" svg:height="0.0496in" svg:x="0.6744in" svg:y="0.2685in"><text:p/><draw:enhanced-geometry svg:viewBox="0 0 21600 21600" draw:glue-points="10800 0 3160 3160 0 10800 3160 18440 10800 21600 18440 18440 21600 10800 18440 3160" draw:text-areas="3200 3200 18400 18400" draw:type="ellipse"/></draw:custom-shape><draw:line draw:style-name="gr9" draw:text-style-name="P8" svg:x1="0.0236in" svg:y1="0.0839in" svg:x2="0.7035in" svg:y2="0.0839in"><text:p/></draw:line><draw:line draw:style-name="gr9" draw:text-style-name="P8" svg:x1="0.7035in" svg:y1="0.2713in" svg:x2="0.7035in" svg:y2="0.0839in"><text:p/></draw:line></draw:g></text:p>
      <text:p text:style-name="P3"/>
      <text:p text:style-name="P3"/>
      <text:p text:style-name="P3"/>
      <text:p text:style-name="P3"/>
      <text:p text:style-name="P3">module DFF2(Q, D, R, clk);</text:p>
      <text:p text:style-name="P3"><text:s/>input D, R, clk;</text:p>
      <text:p text:style-name="P3"><text:s/>output reg Q;</text:p>
      <text:p text:style-name="P3"><text:s/>always@(posedge clk or negedge R)</text:p>
      <text:p text:style-name="P3"><text:s/>begin</text:p>
      <text:p text:style-name="P3"><text:s text:c="2"/>if(~R) </text:p>
      <text:p text:style-name="P3"><text:s text:c="4"/>Q&lt;=0;</text:p>
      <text:p text:style-name="P3"><text:s text:c="2"/>else</text:p>
      <text:p text:style-name="P3"><text:s text:c="4"/>Q&lt;=D;</text:p>
      <text:p text:style-name="P3"><text:s/>end</text:p>
      <text:p text:style-name="P3">endmodule</text:p>
      <text:p text:style-name="P3"><draw:g text:anchor-type="paragraph" draw:z-index="3" draw:style-name="gr1"><draw:g draw:style-name="gr2"><draw:rect draw:style-name="gr7" draw:text-style-name="P8" svg:width="0.8031in" svg:height="0.4378in" svg:x="0.289in" svg:y="0.3236in"><text:p/></draw:rect><draw:frame draw:style-name="gr8" draw:text-style-name="P12" svg:width="0.2717in" svg:height="0.2453in" svg:x="0.2181in" svg:y="0.4354in"><draw:text-box><text:p text:style-name="P9"><text:span text:style-name="T1">D</text:span></text:p></draw:text-box></draw:frame><draw:g draw:style-name="gr2"><draw:line draw:style-name="gr9" draw:text-style-name="P8" svg:x1="0.689in" svg:y1="0.6776in" svg:x2="0.6055in" svg:y2="0.761in"><text:p/></draw:line><draw:line draw:style-name="gr9" draw:text-style-name="P8" svg:x1="0.689in" svg:y1="0.6776in" svg:x2="0.7752in" svg:y2="0.7638in"><text:p/></draw:line></draw:g><draw:frame draw:style-name="gr6" draw:text-style-name="P12" svg:width="0.2823in" svg:height="0.2453in" svg:x="0.8846in" svg:y="0.4354in"><draw:text-box><text:p text:style-name="P9"><text:span text:style-name="T1">Q</text:span></text:p></draw:text-box></draw:frame><draw:line draw:style-name="gr5" draw:text-style-name="P8" svg:x1="0in" svg:y1="0.5472in" svg:x2="0.2866in" svg:y2="0.5472in"><text:p/></draw:line><draw:line draw:style-name="gr5" draw:text-style-name="P8" svg:x1="1.0917in" svg:y1="0.5472in" svg:x2="1.378in" svg:y2="0.5472in"><text:p/></draw:line></draw:g><draw:g draw:style-name="gr2"><draw:custom-shape draw:style-name="gr10" draw:text-style-name="P8" svg:width="0.0504in" svg:height="0.0496in" svg:x="0.8563in" svg:y="0.274in"><text:p/><draw:enhanced-geometry svg:viewBox="0 0 21600 21600" draw:glue-points="10800 0 3160 3160 0 10800 3160 18440 10800 21600 18440 18440 21600 10800 18440 3160" draw:text-areas="3200 3200 18400 18400" draw:type="ellipse"/></draw:custom-shape><draw:g draw:style-name="gr2"><draw:line draw:style-name="gr9" draw:text-style-name="P8" svg:x1="0.2in" svg:y1="0.0839in" svg:x2="0.8799in" svg:y2="0.0839in"><text:p/></draw:line><draw:line draw:style-name="gr9" draw:text-style-name="P8" svg:x1="0.8799in" svg:y1="0.2713in" svg:x2="0.8799in" svg:y2="0.0839in"><text:p/></draw:line></draw:g></draw:g><draw:g draw:style-name="gr2"><draw:line draw:style-name="gr9" draw:text-style-name="P8" svg:x1="0.2008in" svg:y1="0.1358in" svg:x2="0.489in" svg:y2="0.1358in"><text:p/></draw:line><draw:line draw:style-name="gr9" draw:text-style-name="P8" svg:x1="0.489in" svg:y1="0.3232in" svg:x2="0.489in" svg:y2="0.1358in"><text:p/></draw:line></draw:g><draw:g draw:style-name="gr2"><draw:frame draw:style-name="gr6" draw:text-style-name="P12" svg:width="0.2406in" svg:height="0.2453in" svg:x="0.761in" svg:y="0.2768in"><draw:text-box><text:p text:style-name="P9"><text:span text:style-name="T1">r</text:span></text:p></draw:text-box></draw:frame><draw:frame draw:style-name="gr6" draw:text-style-name="P12" svg:width="0.324in" svg:height="0.2453in" svg:x="0.3244in" svg:y="0.2768in"><draw:text-box><text:p text:style-name="P9"><text:span text:style-name="T1">en</text:span></text:p></draw:text-box></draw:frame></draw:g></draw:g></text:p>
      <text:p text:style-name="P3"/>
      <text:p text:style-name="P3"/>
      <text:p text:style-name="P3"/>
      <text:p text:style-name="P3">module DFF3(Q, D, R, clk);</text:p>
      <text:p text:style-name="P3"><text:s/>input D, R, clk;</text:p>
      <text:p text:style-name="P3"><text:s/>output reg Q;</text:p>
      <text:p text:style-name="P3"><text:s/>always@(posedge clk or negedge R)</text:p>
      <text:p text:style-name="P3"><text:s/>begin</text:p>
      <text:p text:style-name="P3"><text:s text:c="2"/>if(~R) </text:p>
      <text:p text:style-name="P3"><text:s text:c="4"/>Q&lt;=0;</text:p>
      <text:p text:style-name="P3"><text:s text:c="2"/>else</text:p>
      <text:p text:style-name="P3"><text:s text:c="4"/>Q&lt;=D;</text:p>
      <text:p text:style-name="P3"><text:s/>end</text:p>
      <text:p text:style-name="P3">endmodule</text:p>
      <text:p text:style-name="P3"/>
      <text:p text:style-name="P3"/>
      <text:p text:style-name="P3"><draw:g text:anchor-type="paragraph" draw:z-index="4" draw:style-name="gr1"><draw:line draw:style-name="gr5" draw:text-style-name="P8" svg:x1="0in" svg:y1="0.5217in" svg:x2="0.2866in" svg:y2="0.5217in"><text:p/></draw:line><draw:rect draw:style-name="gr7" draw:text-style-name="P8" svg:width="0.8031in" svg:height="0.4378in" svg:x="0.289in" svg:y="0.2972in"><text:p/></draw:rect><draw:g draw:style-name="gr2"><draw:line draw:style-name="gr9" draw:text-style-name="P8" svg:x1="0.689in" svg:y1="0.6524in" svg:x2="0.6055in" svg:y2="0.7358in"><text:p/></draw:line><draw:line draw:style-name="gr9" draw:text-style-name="P8" svg:x1="0.689in" svg:y1="0.6524in" svg:x2="0.7752in" svg:y2="0.7378in"><text:p/></draw:line></draw:g><draw:frame draw:style-name="gr6" draw:text-style-name="P12" svg:width="0.2823in" svg:height="0.2453in" svg:x="0.8846in" svg:y="0.411in"><draw:text-box><text:p text:style-name="P9"><text:span text:style-name="T1">Q</text:span></text:p></draw:text-box></draw:frame><draw:line draw:style-name="gr5" draw:text-style-name="P8" svg:x1="1.0917in" svg:y1="0.5217in" svg:x2="1.378in" svg:y2="0.5217in"><text:p/></draw:line><draw:frame draw:style-name="gr11" draw:text-style-name="P12" svg:width="0.235in" svg:height="0.2453in" svg:x="0.5638in" svg:y="0.2516in"><draw:text-box><text:p text:style-name="P9"><text:span text:style-name="T1">r</text:span></text:p></draw:text-box></draw:frame><draw:custom-shape draw:style-name="gr10" draw:text-style-name="P8" svg:width="0.0496in" svg:height="0.0496in" svg:x="0.6598in" svg:y="0.2488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g draw:style-name="gr2"><draw:line draw:style-name="gr9" draw:text-style-name="P8" svg:x1="0.1272in" svg:y1="0.0583in" svg:x2="0.6827in" svg:y2="0.0583in"><text:p/></draw:line><draw:line draw:style-name="gr9" draw:text-style-name="P8" svg:x1="0.6827in" svg:y1="0.2457in" svg:x2="0.6827in" svg:y2="0.0583in"><text:p/></draw:line></draw:g><draw:g draw:style-name="gr2"><draw:line draw:style-name="gr9" draw:text-style-name="P8" svg:x1="0.1299in" svg:y1="0.1106in" svg:x2="0.4098in" svg:y2="0.1106in"><text:p/></draw:line><draw:line draw:style-name="gr9" draw:text-style-name="P8" svg:x1="0.4098in" svg:y1="0.298in" svg:x2="0.4098in" svg:y2="0.1106in"><text:p/></draw:line></draw:g><draw:frame draw:style-name="gr12" draw:text-style-name="P12" svg:width="0.3213in" svg:height="0.2453in" svg:x="0.2457in" svg:y="0.2516in"><draw:text-box><text:p text:style-name="P9"><text:span text:style-name="T1">e</text:span></text:p></draw:text-box></draw:frame><draw:frame draw:style-name="gr6" draw:text-style-name="P12" svg:width="0.3343in" svg:height="0.2453in" svg:x="0.7665in" svg:y="0.2579in"><draw:text-box><text:p text:style-name="P9"><text:span text:style-name="T1">clk</text:span></text:p></draw:text-box></draw:frame><draw:line draw:style-name="gr9" draw:text-style-name="P8" svg:x1="0.1272in" svg:y1="0.0008in" svg:x2="0.9315in" svg:y2="0.0008in"><text:p/></draw:line><draw:line draw:style-name="gr9" draw:text-style-name="P8" svg:x1="0.9311in" svg:y1="0.2972in" svg:x2="0.9311in" svg:y2="0.0008in"><text:p/></draw:line><draw:frame draw:style-name="gr6" draw:text-style-name="P12" svg:width="0.2717in" svg:height="0.2453in" svg:x="0.2181in" svg:y="0.411in"><draw:text-box><text:p text:style-name="P9"><text:span text:style-name="T1">D</text:span></text:p></draw:text-box></draw:frame></draw:g></text:p>
      <text:p text:style-name="P3"/>
      <text:p text:style-name="P3"/>
      <text:p text:style-name="P3"/>
      <text:p text:style-name="P3">module DFF4(Q, D, R_, EN, clk, clr);</text:p>
      <text:p text:style-name="P3"><text:s/>input D, R_, clk, EN, clr;</text:p>
      <text:p text:style-name="P3"><text:s/>output reg Q;</text:p>
      <text:p text:style-name="P3"><text:s/>always@(posedge clk or negedge R_)</text:p>
      <text:p text:style-name="P3"><text:s/>begin</text:p>
      <text:p text:style-name="P3"><text:s text:c="2"/>if(~R) </text:p>
      <text:p text:style-name="P3"><text:s text:c="4"/>Q&lt;=0;</text:p>
      <text:p text:style-name="P3"><text:s text:c="2"/>else if(EN)</text:p>
      <text:p text:style-name="P3"><text:s text:c="4"/>if(clr)</text:p>
      <text:p text:style-name="P3"><text:s text:c="5"/>Q&lt;=0;</text:p>
      <text:p text:style-name="P3"><text:s text:c="4"/>else</text:p>
      <text:p text:style-name="P3"><text:s text:c="5"/>Q&lt;=D;</text:p>
      <text:p text:style-name="P3"><text:s text:c="2"/>else</text:p>
      <text:p text:style-name="P3"><text:s text:c="4"/>Q&lt;=1’bz;</text:p>
      <text:p text:style-name="P3"><text:s/>end</text:p>
      <text:p text:style-name="P3">endmodule</text:p>
      <text:p text:style-name="P3"/>
      <text:p text:style-name="P3"><draw:g text:anchor-type="paragraph" draw:z-index="5" draw:style-name="gr1"><draw:line draw:style-name="gr5" draw:text-style-name="P8" svg:x1="0in" svg:y1="0.6728in" svg:x2="0.2866in" svg:y2="0.6728in"><text:p/></draw:line><draw:rect draw:style-name="gr7" draw:text-style-name="P8" svg:width="0.9795in" svg:height="0.437in" svg:x="0.289in" svg:y="0.4492in"><text:p/></draw:rect><draw:line draw:style-name="gr9" draw:text-style-name="P8" svg:x1="0.7677in" svg:y1="0.8031in" svg:x2="0.6839in" svg:y2="0.8866in"><text:p/></draw:line><draw:line draw:style-name="gr9" draw:text-style-name="P8" svg:x1="0.7681in" svg:y1="0.8031in" svg:x2="0.8543in" svg:y2="0.8886in"><text:p/></draw:line><draw:frame draw:style-name="gr6" draw:text-style-name="P12" svg:width="0.2823in" svg:height="0.2453in" svg:x="0.8846in" svg:y="0.5622in"><draw:text-box><text:p text:style-name="P9"><text:span text:style-name="T1">Q</text:span></text:p></draw:text-box></draw:frame><draw:line draw:style-name="gr5" draw:text-style-name="P8" svg:x1="1.2689in" svg:y1="0.6728in" svg:x2="1.5555in" svg:y2="0.6728in"><text:p/></draw:line><draw:line draw:style-name="gr9" draw:text-style-name="P8" svg:x1="0.1319in" svg:y1="0.2094in" svg:x2="0.6992in" svg:y2="0.2094in"><text:p/></draw:line><draw:line draw:style-name="gr9" draw:text-style-name="P8" svg:x1="0.1398in" svg:y1="0.0839in" svg:x2="1.1579in" svg:y2="0.0839in"><text:p/></draw:line><draw:line draw:style-name="gr9" draw:text-style-name="P8" svg:x1="1.1575in" svg:y1="0.4492in" svg:x2="1.1575in" svg:y2="0.0839in"><text:p/></draw:line><draw:frame draw:style-name="gr12" draw:text-style-name="P12" svg:width="0.3217in" svg:height="0.2453in" svg:x="0.2846in" svg:y="0.4028in"><draw:text-box><text:p text:style-name="P9"><text:span text:style-name="T1">e</text:span></text:p></draw:text-box></draw:frame><draw:frame draw:style-name="gr6" draw:text-style-name="P12" svg:width="0.3343in" svg:height="0.2453in" svg:x="0.7665in" svg:y="0.4091in"><draw:text-box><text:p text:style-name="P9"><text:span text:style-name="T1">clk</text:span></text:p></draw:text-box></draw:frame><draw:frame draw:style-name="gr6" draw:text-style-name="P12" svg:width="0.2717in" svg:height="0.2453in" svg:x="0.2181in" svg:y="0.5622in"><draw:text-box><text:p text:style-name="P9"><text:span text:style-name="T1">D</text:span></text:p></draw:text-box></draw:frame><draw:line draw:style-name="gr5" draw:text-style-name="P8" svg:x1="0in" svg:y1="0.6728in" svg:x2="0.2866in" svg:y2="0.6728in"><text:p/></draw:line><draw:line draw:style-name="gr9" draw:text-style-name="P8" svg:x1="0.7677in" svg:y1="0.8031in" svg:x2="0.6839in" svg:y2="0.8866in"><text:p/></draw:line><draw:line draw:style-name="gr9" draw:text-style-name="P8" svg:x1="0.7681in" svg:y1="0.8031in" svg:x2="0.8543in" svg:y2="0.8886in"><text:p/></draw:line><draw:frame draw:style-name="gr6" draw:text-style-name="P12" svg:width="0.2823in" svg:height="0.2453in" svg:x="0.8846in" svg:y="0.5622in"><draw:text-box><text:p text:style-name="P9"><text:span text:style-name="T1">Q</text:span></text:p></draw:text-box></draw:frame><draw:frame draw:style-name="gr11" draw:text-style-name="P12" svg:width="0.235in" svg:height="0.2453in" svg:x="0.5807in" svg:y="0.4028in"><draw:text-box><text:p text:style-name="P9"><text:span text:style-name="T1">r</text:span></text:p></draw:text-box></draw:frame><draw:frame draw:style-name="gr6" draw:text-style-name="P12" svg:width="0.3343in" svg:height="0.2453in" svg:x="0.7665in" svg:y="0.4091in"><draw:text-box><text:p text:style-name="P9"><text:span text:style-name="T1">clk</text:span></text:p></draw:text-box></draw:frame><draw:custom-shape draw:style-name="gr10" draw:text-style-name="P8" svg:width="0.0496in" svg:height="0.0496in" svg:x="0.6756in" svg:y="0.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line draw:style-name="gr9" draw:text-style-name="P8" svg:x1="0.6984in" svg:y1="0.3969in" svg:x2="0.6984in" svg:y2="0.2094in"><text:p/></draw:line><draw:line draw:style-name="gr9" draw:text-style-name="P8" svg:x1="0.1319in" svg:y1="0.152in" svg:x2="0.9366in" svg:y2="0.152in"><text:p/></draw:line><draw:line draw:style-name="gr9" draw:text-style-name="P8" svg:x1="0.9366in" svg:y1="0.4492in" svg:x2="0.9366in" svg:y2="0.152in"><text:p/></draw:line><draw:custom-shape draw:style-name="gr10" draw:text-style-name="P8" svg:width="0.0496in" svg:height="0.0496in" svg:x="0.6756in" svg:y="0.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line draw:style-name="gr9" draw:text-style-name="P8" svg:x1="0.6984in" svg:y1="0.3969in" svg:x2="0.6984in" svg:y2="0.2094in"><text:p/></draw:line><draw:line draw:style-name="gr9" draw:text-style-name="P8" svg:x1="0.1335in" svg:y1="0.2618in" svg:x2="0.4134in" svg:y2="0.2618in"><text:p/></draw:line><draw:line draw:style-name="gr9" draw:text-style-name="P8" svg:x1="0.4134in" svg:y1="0.4492in" svg:x2="0.4134in" svg:y2="0.2618in"><text:p/></draw:line><draw:line draw:style-name="gr9" draw:text-style-name="P8" svg:x1="0.1319in" svg:y1="0.152in" svg:x2="0.9366in" svg:y2="0.152in"><text:p/></draw:line><draw:line draw:style-name="gr9" draw:text-style-name="P8" svg:x1="0.9366in" svg:y1="0.4492in" svg:x2="0.9366in" svg:y2="0.152in"><text:p/></draw:line><draw:frame draw:style-name="gr6" draw:text-style-name="P12" svg:width="0.2717in" svg:height="0.2453in" svg:x="0.2181in" svg:y="0.5622in"><draw:text-box><text:p text:style-name="P9"><text:span text:style-name="T1">D</text:span></text:p></draw:text-box></draw:frame><draw:frame draw:style-name="gr6" draw:text-style-name="P12" svg:width="0.3551in" svg:height="0.2453in" svg:x="0.9756in" svg:y="0.4138in"><draw:text-box><text:p text:style-name="P9"><text:span text:style-name="T1">set</text:span></text:p></draw:text-box></draw:frame></draw:g></text:p>
      <text:p text:style-name="P3"/>
      <text:p text:style-name="P3"/>
      <text:p text:style-name="P3"/>
      <text:p text:style-name="P3">module DFF5(Q, D, R_, EN, CLK, CLR, SET);</text:p>
      <text:p text:style-name="P3"><text:s/>input D, R_, CLK, EN, CLR, SET;</text:p>
      <text:p text:style-name="P3"><text:s/>output reg Q;</text:p>
      <text:p text:style-name="P3"><text:s/>always@(posedge CLK or negedge R_)</text:p>
      <text:p text:style-name="P3"><text:s/>begin</text:p>
      <text:p text:style-name="P3"><text:s text:c="2"/>if(~R_) </text:p>
      <text:p text:style-name="P3"><text:s text:c="4"/>Q&lt;=1’b0;</text:p>
      <text:p text:style-name="P3"><text:s text:c="2"/>else </text:p>
      <text:p text:style-name="P3"><text:s text:c="4"/>if(clear)</text:p>
      <text:p text:style-name="P3"><text:s text:c="5"/>Q&lt;=1’b0;</text:p>
      <text:p text:style-name="P3"><text:s text:c="4"/>else </text:p>
      <text:p text:style-name="P3"><text:s text:c="5"/>if(EN)</text:p>
      <text:p text:style-name="P3"><text:s text:c="6"/>Q&lt;=D;</text:p>
      <text:p text:style-name="P3"><text:s text:c="5"/>else if(set)</text:p>
      <text:p text:style-name="P3"><text:s text:c="7"/>Q&lt;=1’b1;</text:p>
      <text:p text:style-name="P3"><text:s/>end</text:p>
      <text:p text:style-name="P3">endmodule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h text:style-name="P11" text:outline-level="5">2.2. Other examples</text:h>
                          <text:list>
                            <text:list-item>
                              <text:h text:style-name="P13" text:outline-level="6"><draw:g text:anchor-type="paragraph" draw:z-index="6" draw:style-name="gr1"><draw:rect draw:style-name="gr7" draw:text-style-name="P8" svg:width="0.8886in" svg:height="0.5921in" svg:x="0in" svg:y="0.6382in"><text:p/></draw:rect><draw:g draw:style-name="gr2"><draw:line draw:style-name="gr9" draw:text-style-name="P8" svg:x1="0.0028in" svg:y1="0.9909in" svg:x2="0.0728in" svg:y2="0.9209in"><text:p/></draw:line><draw:line draw:style-name="gr9" draw:text-style-name="P8" svg:x1="0in" svg:y1="0.8492in" svg:x2="0.0728in" svg:y2="0.9236in"><text:p/></draw:line></draw:g><draw:frame draw:style-name="gr6" draw:text-style-name="P12" svg:width="0.324in" svg:height="0.2453in" svg:x="0.2799in" svg:y="0.8083in"><draw:text-box><text:p text:style-name="P9"><text:span text:style-name="T1">+1</text:span></text:p></draw:text-box></draw:frame><draw:line draw:style-name="gr9" draw:text-style-name="P8" svg:x1="0.4402in" svg:y1="1.2299in" svg:x2="0.4402in" svg:y2="1.5217in"><text:p/></draw:line><draw:line draw:style-name="gr9" draw:text-style-name="P8" svg:x1="0.4402in" svg:y1="0.348in" svg:x2="0.4402in" svg:y2="0.6398in"><text:p/></draw:line><draw:line draw:style-name="gr9" draw:text-style-name="P8" svg:x1="0.4402in" svg:y1="0.3445in" svg:x2="1.1429in" svg:y2="0.3445in"><text:p/></draw:line><draw:line draw:style-name="gr9" draw:text-style-name="P8" svg:x1="0.4402in" svg:y1="1.5228in" svg:x2="1.1429in" svg:y2="1.5228in"><text:p/></draw:line><draw:line draw:style-name="gr9" draw:text-style-name="P8" svg:x1="1.1402in" svg:y1="0.3445in" svg:x2="1.1402in" svg:y2="1.5217in"><text:p/></draw:line><draw:line draw:style-name="gr9" draw:text-style-name="P8" svg:x1="0.5047in" svg:y1="1.337in" svg:x2="0.3701in" svg:y2="1.4717in"><text:p/></draw:line><draw:frame draw:style-name="gr6" draw:text-style-name="P12" svg:width="0.2614in" svg:height="0.2453in" svg:x="0.4752in" svg:y="1.3083in"><draw:text-box><text:p text:style-name="P9"><text:span text:style-name="T1">2</text:span></text:p></draw:text-box></draw:frame><draw:frame draw:style-name="gr6" draw:text-style-name="P12" svg:width="0.4071in" svg:height="0.2453in" svg:x="0.0189in" svg:y="1.3016in"><draw:text-box><text:p text:style-name="P9"><text:span text:style-name="T1">sum</text:span></text:p></draw:text-box></draw:frame></draw:g>2.2.1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B</text:p>
          </table:table-cell>
          <table:table-cell table:style-name="Table2.A1" office:value-type="string">
            <text:p text:style-name="P4">Sum</text:p>
          </table:table-cell>
          <table:table-cell table:style-name="Table2.D1" office:value-type="string">
            <text:p text:style-name="P4">Carry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0</text:p>
          </table:table-cell>
          <table:table-cell table:style-name="Table2.D2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1</text:p>
          </table:table-cell>
          <table:table-cell table:style-name="Table2.D2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0</text:p>
          </table:table-cell>
          <table:table-cell table:style-name="Table2.D2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1</text:p>
          </table:table-cell>
          <table:table-cell table:style-name="Table2.D2" office:value-type="string">
            <text:p text:style-name="P5">1</text:p>
          </table:table-cell>
        </table:table-row>
      </table:table>
      <text:p text:style-name="P3"/>
      <text:p text:style-name="P3">wire [1:0] in;</text:p>
      <text:p text:style-name="P3">reg [1:0] sum;</text:p>
      <text:p text:style-name="P3">always @(posedge clk)</text:p>
      <text:p text:style-name="P3"><text:s/>begin</text:p>
      <text:p text:style-name="P3"><text:s text:c="2"/>sum = sum + 1;</text:p>
      <text:p text:style-name="P3"><text:s/>end</text:p>
      <text:p text:style-name="P3"/>
      <text:p text:style-name="P3">10 clock cycles: 0 1 2 3 0 1 2 3 0 1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h text:style-name="P13" text:outline-level="6">2.2.2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draw:g text:anchor-type="paragraph" draw:z-index="7" draw:style-name="gr13"><draw:g draw:style-name="gr2"><draw:rect draw:style-name="gr14" draw:text-style-name="P8" svg:width="0.3224in" svg:height="0.4378in" svg:x="1.0362in" svg:y="0.2764in"><text:p/></draw:rect><draw:g draw:style-name="gr2"><draw:line draw:style-name="gr15" draw:text-style-name="P8" svg:x1="1.2004in" svg:y1="0.6303in" svg:x2="1.1169in" svg:y2="0.7142in"><text:p/></draw:line><draw:line draw:style-name="gr16" draw:text-style-name="P8" svg:x1="1.2in" svg:y1="0.6303in" svg:x2="1.2862in" svg:y2="0.7165in"><text:p/></draw:line></draw:g></draw:g><draw:line draw:style-name="gr17" draw:text-style-name="P8" svg:x1="0.6528in" svg:y1="0.2657in" svg:x2="0.6528in" svg:y2="0.7768in"><text:p/></draw:line><draw:line draw:style-name="gr18" draw:text-style-name="P8" svg:x1="0.4181in" svg:y1="0.0886in" svg:x2="0.6579in" svg:y2="0.2713in"><text:p/></draw:line><draw:line draw:style-name="gr19" draw:text-style-name="P8" svg:x1="0.4189in" svg:y1="0.9539in" svg:x2="0.6587in" svg:y2="0.772in"><text:p/></draw:line><draw:g draw:style-name="gr2"><draw:g draw:style-name="gr2"><draw:line draw:style-name="gr20" draw:text-style-name="P8" svg:x1="0.4976in" svg:y1="0.5236in" svg:x2="0.4142in" svg:y2="0.4402in"><text:p/></draw:line><draw:line draw:style-name="gr21" draw:text-style-name="P8" svg:x1="0.4972in" svg:y1="0.5236in" svg:x2="0.4118in" svg:y2="0.6098in"><text:p/></draw:line></draw:g><draw:line draw:style-name="gr22" draw:text-style-name="P8" svg:x1="0.4134in" svg:y1="0.0839in" svg:x2="0.4134in" svg:y2="0.4437in"><text:p/></draw:line><draw:line draw:style-name="gr23" draw:text-style-name="P8" svg:x1="0.4079in" svg:y1="0.6094in" svg:x2="0.4079in" svg:y2="0.9638in"><text:p/></draw:line></draw:g><draw:line draw:style-name="gr24" draw:text-style-name="P8" svg:x1="0.6528in" svg:y1="0.5213in" svg:x2="1.0382in" svg:y2="0.5213in"><text:p/></draw:line><draw:line draw:style-name="gr25" draw:text-style-name="P8" svg:x1="0.8764in" svg:y1="0.4846in" svg:x2="0.798in" svg:y2="0.563in"><text:p/></draw:line><draw:frame draw:style-name="gr26" draw:text-style-name="P12" svg:width="0.2823in" svg:height="0.2453in" svg:x="0.6961in" svg:y="0.3067in"><draw:text-box><text:p text:style-name="P9"><text:span text:style-name="T1">m</text:span></text:p></draw:text-box></draw:frame><draw:frame draw:style-name="gr27" draw:text-style-name="P12" svg:width="0.2614in" svg:height="0.2453in" svg:x="0.6961in" svg:y="0.511in"><draw:text-box><text:p text:style-name="P9"><text:span text:style-name="T1">4</text:span></text:p></draw:text-box></draw:frame><draw:line draw:style-name="gr28" draw:text-style-name="P7" svg:x1="0.2409in" svg:y1="0.2185in" svg:x2="0.413in" svg:y2="0.2185in"><text:p/></draw:line><draw:frame draw:style-name="gr29" draw:text-style-name="P12" svg:width="0.324in" svg:height="0.2453in" svg:x="0.0008in" svg:y="0.0992in"><draw:text-box><text:p text:style-name="P9"><text:span text:style-name="T1">+4</text:span></text:p></draw:text-box></draw:frame><draw:frame draw:style-name="gr30" draw:text-style-name="P12" svg:width="0.2614in" svg:height="0.2453in" svg:x="1.3673in" svg:y="0.302in"><draw:text-box><text:p text:style-name="P9"><text:span text:style-name="T1">s</text:span></text:p></draw:text-box></draw:frame><draw:line draw:style-name="gr31" draw:text-style-name="P8" svg:x1="0.1787in" svg:y1="0.7913in" svg:x2="0.4079in" svg:y2="0.7913in"><text:p/></draw:line><draw:line draw:style-name="gr32" draw:text-style-name="P8" svg:x1="1.3661in" svg:y1="0.5205in" svg:x2="1.5799in" svg:y2="0.5205in"><text:p/></draw:line><draw:line draw:style-name="gr33" draw:text-style-name="P8" svg:x1="0.1736in" svg:y1="0.7913in" svg:x2="0.1736in" svg:y2="1.0831in"><text:p/></draw:line><draw:line draw:style-name="gr34" draw:text-style-name="P8" svg:x1="0.1744in" svg:y1="1.0831in" svg:x2="1.5807in" svg:y2="1.0831in"><text:p/></draw:line><draw:line draw:style-name="gr35" draw:text-style-name="P8" svg:x1="1.5799in" svg:y1="0.5205in" svg:x2="1.5799in" svg:y2="1.0831in"><text:p/></draw:line></draw:g></text:p>
      <text:p text:style-name="P3"/>
      <text:p text:style-name="P3"/>
      <text:p text:style-name="P3"/>
      <text:p text:style-name="P3"/>
      <text:p text:style-name="P3">//using assign</text:p>
      <text:p text:style-name="P3">wire [3:0] m, s;</text:p>
      <text:p text:style-name="P3">assign m = s + 4;</text:p>
      <text:p text:style-name="P3"/>
      <text:p text:style-name="P3">//always block</text:p>
      <text:p text:style-name="P3">module DFF(out, in , clk);</text:p>
      <text:p text:style-name="P3"><text:s/>input clk;</text:p>
      <text:p text:style-name="P3"><text:s/>input [3:0] in;</text:p>
      <text:p text:style-name="P3"><text:s/>output [3:0] out;</text:p>
      <text:p text:style-name="P3"><text:s/>reg out;</text:p>
      <text:p text:style-name="P3"><text:s/>always @(posede clk)</text:p>
      <text:p text:style-name="P3"><text:s/>begin</text:p>
      <text:p text:style-name="P3"><text:s text:c="2"/>out &lt;= in;</text:p>
      <text:p text:style-name="P3"><text:s/>end</text:p>
      <text:p text:style-name="P3">endmodule</text:p>
      <text:p text:style-name="P3"/>
      <text:p text:style-name="P3">module Adder(out, in_1, in_2);</text:p>
      <text:p text:style-name="P3"><text:s/>input [3:0] in_1, in_2;</text:p>
      <text:p text:style-name="P3"><text:s/>reg in_1 = 4’b0100;</text:p>
      <text:p text:style-name="P3"><text:s/>output [3:0] out;</text:p>
      <text:p text:style-name="P3"><text:s/>always @(in_2)</text:p>
      <text:p text:style-name="P3"><text:s/>begin</text:p>
      <text:p text:style-name="P3"><text:s text:c="2"/>out &lt;= in_2 + in_1;</text:p>
      <text:p text:style-name="P3"><text:s/>end</text:p>
      <text:p text:style-name="P3">endmodule</text:p>
      <text:p text:style-name="P3"/>
      <text:p text:style-name="P3">module <text:s/>top;</text:p>
      <text:p text:style-name="P3"><text:s/>reg in_2 = 4’b0100;</text:p>
      <text:p text:style-name="P3"><text:s/>wire [3:0] m, s;</text:p>
      <text:p text:style-name="P3"><text:s/>DFF DFF_0(m, s, clk);</text:p>
      <text:p text:style-name="P3"><text:s/>Adder ADD(m, s, in_2);</text:p>
      <text:p text:style-name="P3">endmodule</text:p>
      <text:h text:style-name="Heading_20_6" text:outline-level="6">2.2.3</text:h>
      <text:p text:style-name="P3"><draw:g text:anchor-type="paragraph" draw:z-index="8" draw:style-name="gr13"><draw:rect draw:style-name="gr36" draw:text-style-name="P7" svg:width="0.615in" svg:height="0.313in" svg:x="0.3654in" svg:y="0.8811in"><text:p text:style-name="P6"><text:span text:style-name="T1">+1</text:span></text:p></draw:rect><draw:g draw:style-name="gr2"><draw:line draw:style-name="gr37" draw:text-style-name="P8" svg:x1="0.3654in" svg:y1="0.6909in" svg:x2="0.9752in" svg:y2="0.6909in"><text:p/></draw:line><draw:line draw:style-name="gr38" draw:text-style-name="P8" svg:x1="1.2142in" svg:y1="0.452in" svg:x2="0.9697in" svg:y2="0.6965in"><text:p/></draw:line><draw:line draw:style-name="gr39" draw:text-style-name="P8" svg:x1="0.3646in" svg:y1="0.6909in" svg:x2="0.1201in" svg:y2="0.4465in"><text:p/></draw:line><draw:line draw:style-name="gr40" draw:text-style-name="P8" svg:x1="0.1154in" svg:y1="0.4465in" svg:x2="1.2252in" svg:y2="0.4465in"><text:p/></draw:line><draw:frame draw:style-name="gr41" draw:text-style-name="P12" svg:width="0.2614in" svg:height="0.2453in" svg:x="0.339in" svg:y="0.472in"><draw:text-box><text:p text:style-name="P9"><text:span text:style-name="T1">1</text:span></text:p></draw:text-box></draw:frame><draw:frame draw:style-name="gr42" draw:text-style-name="P12" svg:width="0.2614in" svg:height="0.2453in" svg:x="0.7382in" svg:y="0.4728in"><draw:text-box><text:p text:style-name="P9"><text:span text:style-name="T1">0</text:span></text:p></draw:text-box></draw:frame><draw:line draw:style-name="gr43" draw:text-style-name="P7" svg:x1="0.8862in" svg:y1="0.2846in" svg:x2="0.8862in" svg:y2="0.452in"><text:p/></draw:line><draw:frame draw:style-name="gr44" draw:text-style-name="P12" svg:width="0.2614in" svg:height="0.2453in" svg:x="0.7579in" svg:y="0.0839in"><draw:text-box><text:p text:style-name="P9"><text:span text:style-name="T1">0</text:span></text:p></draw:text-box></draw:frame></draw:g><draw:line draw:style-name="gr45" draw:text-style-name="P8" svg:x1="0.678in" svg:y1="0.6984in" svg:x2="0.678in" svg:y2="0.8803in"><text:p/></draw:line><draw:line draw:style-name="gr46" draw:text-style-name="P8" svg:x1="0.6787in" svg:y1="1.1949in" svg:x2="0.678in" svg:y2="1.402in"><text:p/></draw:line><draw:frame draw:style-name="gr47" draw:text-style-name="P12" svg:width="0.4803in" svg:height="0.2453in" svg:x="0.2736in" svg:y="1.1701in"><draw:text-box><text:p text:style-name="P9"><text:span text:style-name="T1">out_c</text:span></text:p></draw:text-box></draw:frame><draw:frame draw:style-name="gr48" draw:text-style-name="P12" svg:width="0.4071in" svg:height="0.2453in" svg:x="0.3461in" svg:y="0.6791in"><draw:text-box><text:p text:style-name="P9"><text:span text:style-name="T1">in_c</text:span></text:p></draw:text-box></draw:frame><draw:line draw:style-name="gr49" draw:text-style-name="P8" svg:x1="0.4642in" svg:y1="0.4433in" svg:x2="0.4642in" svg:y2="0.2713in"><text:p/></draw:line><draw:line draw:style-name="gr50" draw:text-style-name="P8" svg:x1="0.0008in" svg:y1="0.2713in" svg:x2="0.4642in" svg:y2="0.2713in"><text:p/></draw:line><draw:line draw:style-name="gr51" draw:text-style-name="P8" svg:x1="0.0008in" svg:y1="0.272in" svg:x2="0.0008in" svg:y2="1.3972in"><text:p/></draw:line><draw:line draw:style-name="gr52" draw:text-style-name="P8" svg:x1="0.0008in" svg:y1="1.3972in" svg:x2="0.678in" svg:y2="1.3972in"><text:p/></draw:line></draw:g></text:p>
      <text:p text:style-name="P3"/>
      <text:p text:style-name="P3"/>
      <text:p text:style-name="P3"/>
      <text:p text:style-name="P3"/>
      <text:p text:style-name="P3"/>
      <text:p text:style-name="P3">module Adder_2();</text:p>
      <text:p text:style-name="P3"><text:s/>case(out_c)</text:p>
      <text:p text:style-name="P3"><text:s text:c="2"/>2’b00: INIT &lt;= 1’b1;</text:p>
      <text:p text:style-name="P3"><text:s text:c="2"/>2’b01: INIT &lt;= 1’b1;</text:p>
      <text:p text:style-name="P3"><text:s text:c="2"/>2’b10: INIT &lt;= 1’b0;</text:p>
      <text:p text:style-name="P3"><text:s text:c="2"/>2’b11: INIT &lt;= 1’b0;</text:p>
      <text:p text:style-name="P3"><text:s text:c="2"/>default: $display(“Err”);//INIT &lt;= 1’b0;</text:p>
      <text:p text:style-name="P3"><text:s/>endcase</text:p>
      <text:p text:style-name="P3">endmodu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5">Cnt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F1" office:value-type="string">
            <text:p text:style-name="P5">1</text:p>
          </table:table-cell>
        </table:table-row>
        <table:table-row>
          <table:table-cell table:style-name="Table3.A2" office:value-type="string">
            <text:p text:style-name="P5">Init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F2" office:value-type="string">
            <text:p text:style-name="P5">0</text:p>
          </table:table-cell>
        </table:table-row>
        <table:table-row>
          <table:table-cell table:style-name="Table3.A2" office:value-type="string">
            <text:p text:style-name="P5">Sum</text:p>
          </table:table-cell>
          <table:table-cell table:style-name="Table3.A2" office:value-type="string">
            <text:p text:style-name="P5">2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2</text:p>
          </table:table-cell>
          <table:table-cell table:style-name="Table3.F2" office:value-type="string">
            <text:p text:style-name="P5">0</text:p>
          </table:table-cell>
        </table:table-row>
      </table:table>
      <text:p text:style-name="P3"/>
      <text:h text:style-name="Heading_20_6" text:outline-level="6">2.2.4.</text:h>
      <text:p text:style-name="P3"><draw:g text:anchor-type="paragraph" draw:z-index="9" draw:style-name="gr13"><draw:g draw:style-name="gr2"><draw:g draw:style-name="gr2"><draw:frame draw:style-name="gr53" draw:text-style-name="P12" svg:width="0.2594in" svg:height="0.2453in" svg:x="0.0035in" svg:y="0.0839in"><draw:text-box><text:p text:style-name="P9"><text:span text:style-name="T1">0</text:span></text:p></draw:text-box></draw:frame><draw:line draw:style-name="gr54" draw:text-style-name="P8" svg:x1="0.1902in" svg:y1="0.1937in" svg:x2="0.3622in" svg:y2="0.1937in"><text:p/></draw:line></draw:g><draw:g draw:style-name="gr2"><draw:g draw:style-name="gr2"><draw:frame draw:style-name="gr55" draw:text-style-name="P12" svg:width="0.2524in" svg:height="0.2453in" svg:x="0.2799in" svg:y="0.0846in"><draw:text-box><text:p text:style-name="P9"><text:span text:style-name="T1">1</text:span></text:p></draw:text-box></draw:frame><draw:line draw:style-name="gr56" draw:text-style-name="P8" svg:x1="0.4665in" svg:y1="0.1937in" svg:x2="0.6386in" svg:y2="0.1937in"><text:p/></draw:line></draw:g></draw:g><draw:frame draw:style-name="gr57" draw:text-style-name="P12" svg:width="0.2614in" svg:height="0.2453in" svg:x="0.561in" svg:y="0.0846in"><draw:text-box><text:p text:style-name="P9"><text:span text:style-name="T1">2</text:span></text:p></draw:text-box></draw:frame><draw:line draw:style-name="gr58" draw:text-style-name="P8" svg:x1="0.7374in" svg:y1="0.1937in" svg:x2="0.9039in" svg:y2="0.1937in"><text:p/></draw:line><draw:frame draw:style-name="gr59" draw:text-style-name="P12" svg:width="0.2598in" svg:height="0.2453in" svg:x="0.8374in" svg:y="0.0846in"><draw:text-box><text:p text:style-name="P9"><text:span text:style-name="T1">3</text:span></text:p></draw:text-box></draw:frame><draw:line draw:style-name="gr60" draw:text-style-name="P8" svg:x1="1.0346in" svg:y1="0.1937in" svg:x2="1.1854in" svg:y2="0.1937in"><text:p/></draw:line></draw:g><draw:frame draw:style-name="gr61" draw:text-style-name="P14" svg:width="1.178in" svg:height="0.2039in" svg:x="0.0102in" svg:y="0.2268in"><draw:text-box><text:p text:style-name="P9"><text:span text:style-name="T3">0 1 2 3 0 1 2 3 0 1 2 3 0 1 2 3</text:span></text:p></draw:text-box></draw:frame><draw:frame draw:style-name="gr62" draw:text-style-name="P12" svg:width="0.4594in" svg:height="0.2453in" svg:x="0.0098in" svg:y="0.4201in"><draw:text-box><text:p text:style-name="P9"><text:span text:style-name="T1">init_1</text:span></text:p></draw:text-box></draw:frame><draw:frame draw:style-name="gr63" draw:text-style-name="P12" svg:width="0.4803in" svg:height="0.2453in" svg:x="0in" svg:y="0.5531in"><draw:text-box><text:p text:style-name="P9"><text:span text:style-name="T1">cnt_1</text:span></text:p></draw:text-box></draw:frame><draw:frame draw:style-name="gr64" draw:text-style-name="P12" svg:width="0.4803in" svg:height="0.2453in" svg:x="0.0008in" svg:y="0.6874in"><draw:text-box><text:p text:style-name="P9"><text:span text:style-name="T1">cnt_0</text:span></text:p></draw:text-box></draw:frame><draw:frame draw:style-name="gr65" draw:text-style-name="P12" svg:width="0.4594in" svg:height="0.2453in" svg:x="0.011in" svg:y="0.8157in"><draw:text-box><text:p text:style-name="P9"><text:span text:style-name="T1">init_0</text:span></text:p></draw:text-box></draw:frame><draw:frame draw:style-name="gr66" draw:text-style-name="P12" svg:width="0.2598in" svg:height="0.2453in" svg:x="0.3575in" svg:y="0.5583in"><draw:text-box><text:p text:style-name="P9"><text:span text:style-name="T1">2</text:span></text:p></draw:text-box></draw:frame><draw:line draw:style-name="gr67" draw:text-style-name="P8" svg:x1="0.5453in" svg:y1="0.6673in" svg:x2="0.7173in" svg:y2="0.6673in"><text:p/></draw:line><draw:g draw:style-name="gr2"><draw:frame draw:style-name="gr68" draw:text-style-name="P12" svg:width="0.2531in" svg:height="0.2453in" svg:x="0.6339in" svg:y="0.5583in"><draw:text-box><text:p text:style-name="P9"><text:span text:style-name="T1">3</text:span></text:p></draw:text-box></draw:frame><draw:line draw:style-name="gr69" draw:text-style-name="P8" svg:x1="0.8217in" svg:y1="0.6677in" svg:x2="0.9937in" svg:y2="0.6677in"><text:p/></draw:line></draw:g><draw:frame draw:style-name="gr70" draw:text-style-name="P12" svg:width="0.2614in" svg:height="0.2453in" svg:x="0.9161in" svg:y="0.5583in"><draw:text-box><text:p text:style-name="P9"><text:span text:style-name="T1">2</text:span></text:p></draw:text-box></draw:frame><draw:line draw:style-name="gr71" draw:text-style-name="P8" svg:x1="1.0925in" svg:y1="0.6677in" svg:x2="1.2591in" svg:y2="0.6677in"><text:p/></draw:line><draw:frame draw:style-name="gr72" draw:text-style-name="P12" svg:width="0.2598in" svg:height="0.2453in" svg:x="1.1925in" svg:y="0.5583in"><draw:text-box><text:p text:style-name="P9"><text:span text:style-name="T1">3</text:span></text:p></draw:text-box></draw:frame><draw:line draw:style-name="gr73" draw:text-style-name="P8" svg:x1="1.3898in" svg:y1="0.6677in" svg:x2="1.5406in" svg:y2="0.6677in"><text:p/></draw:line><draw:frame draw:style-name="gr74" draw:text-style-name="P12" svg:width="0.2594in" svg:height="0.2453in" svg:x="1.4689in" svg:y="0.5591in"><draw:text-box><text:p text:style-name="P9"><text:span text:style-name="T1">2</text:span></text:p></draw:text-box></draw:frame><draw:frame draw:style-name="gr75" draw:text-style-name="P14" svg:width="1.2406in" svg:height="0.2039in" svg:x="0.4417in" svg:y="0.7165in"><draw:text-box><text:p text:style-name="P9"><text:span text:style-name="T3">4 5 6 7 4 5 6 7 4 5 6 7 4 5 6 7 4</text:span></text:p></draw:text-box></draw:frame><draw:frame draw:style-name="gr76" draw:text-style-name="P14" svg:width="0.2406in" svg:height="0.2039in" svg:x="0.3638in" svg:y="0.4394in"><draw:text-box><text:p text:style-name="P9"><text:span text:style-name="T3">1</text:span></text:p></draw:text-box></draw:frame><draw:frame draw:style-name="gr77" draw:text-style-name="P14" svg:width="0.2406in" svg:height="0.2039in" svg:x="0.922in" svg:y="0.4402in"><draw:text-box><text:p text:style-name="P9"><text:span text:style-name="T3">1</text:span></text:p></draw:text-box></draw:frame><draw:frame draw:style-name="gr78" draw:text-style-name="P14" svg:width="0.2406in" svg:height="0.2039in" svg:x="1.4701in" svg:y="0.4402in"><draw:text-box><text:p text:style-name="P9"><text:span text:style-name="T3">1</text:span></text:p></draw:text-box></draw:frame><draw:frame draw:style-name="gr79" draw:text-style-name="P14" svg:width="0.2406in" svg:height="0.2039in" svg:x="1.4701in" svg:y="0.8555in"><draw:text-box><text:p text:style-name="P9"><text:span text:style-name="T3">1</text:span></text:p></draw:text-box></draw:frame><draw:frame draw:style-name="gr80" draw:text-style-name="P14" svg:width="0.2406in" svg:height="0.2039in" svg:x="1.1992in" svg:y="0.8555in"><draw:text-box><text:p text:style-name="P9"><text:span text:style-name="T3">1</text:span></text:p></draw:text-box></draw:frame><draw:frame draw:style-name="gr81" draw:text-style-name="P14" svg:width="0.2406in" svg:height="0.2039in" svg:x="0.9236in" svg:y="0.8559in"><draw:text-box><text:p text:style-name="P9"><text:span text:style-name="T3">1</text:span></text:p></draw:text-box></draw:frame><draw:frame draw:style-name="gr82" draw:text-style-name="P14" svg:width="0.2406in" svg:height="0.2039in" svg:x="0.6374in" svg:y="0.8559in"><draw:text-box><text:p text:style-name="P9"><text:span text:style-name="T3">1</text:span></text:p></draw:text-box></draw:frame></draw:g></text:p>
      <text:p text:style-name="P3"/>
      <text:p text:style-name="P3"/>
      <text:p text:style-name="P3"/>
      <text:p text:style-name="P3"/>
      <text:p text:style-name="P3">module cnt_0(out0, in, init_0, clk);</text:p>
      <text:p text:style-name="P3"><text:s/>reg out = 3’b100;</text:p>
      <text:p text:style-name="P3"><text:s/>always@(posedge clk)</text:p>
      <text:p text:style-name="P3"><text:s/>begin</text:p>
      <text:p text:style-name="P3"><text:s text:c="2"/>if(init_0)</text:p>
      <text:p text:style-name="P3"><text:s text:c="3"/>out &lt;= 3’b100;</text:p>
      <text:p text:style-name="P3"><text:s text:c="2"/>else</text:p>
      <text:p text:style-name="P3"><text:s text:c="3"/>out &lt;= out + 1;</text:p>
      <text:p text:style-name="P3"><text:s/>end</text:p>
      <text:p text:style-name="P3">endmodule</text:p>
      <text:p text:style-name="P3"/>
      <text:p text:style-name="P3">module top;</text:p>
      <text:p text:style-name="P3"><text:s/>wire init_0 = (out0 == 2’b11)&amp;&amp;(init_1);</text:p>
      <text:p text:style-name="P3"><text:s/>wire init_1 = (out1 == 3’b111);</text:p>
      <text:p text:style-name="P3">endmodule</text:p>
      <text:p text:style-name="P3"/>
      <text:p text:style-name="P3">module cnt_1(out1, in, init_1, clk);</text:p>
      <text:p text:style-name="P3"><text:s/>reg out = 2’b10;</text:p>
      <text:p text:style-name="P3"><text:s/>always@(posedge clk)</text:p>
      <text:p text:style-name="P3"><text:s/>begin</text:p>
      <text:p text:style-name="P3"><text:s text:c="2"/>if(init_1)</text:p>
      <text:p text:style-name="P3"><text:s text:c="3"/>out &lt;= 2’b10;</text:p>
      <text:p text:style-name="P3"><text:s text:c="2"/>else</text:p>
      <text:p text:style-name="P3"><text:s text:c="3"/>out &lt;= out + 1;</text:p>
      <text:p text:style-name="P3"><text:s/>end</text:p>
      <text:p text:style-name="P3">endmodule</text:p>
      <text:p text:style-name="P3"/>
      <text:h text:style-name="Heading_20_6" text:outline-level="6">2.3.5(Incomplete Example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">PC0</text:p>
          </table:table-cell>
          <table:table-cell table:style-name="Table4.A1" office:value-type="string">
            <text:p text:style-name="P4">PC1</text:p>
          </table:table-cell>
          <table:table-cell table:style-name="Table4.A1" office:value-type="string">
            <text:p text:style-name="P4">PC2</text:p>
          </table:table-cell>
          <table:table-cell table:style-name="Table4.A1" office:value-type="string">
            <text:p text:style-name="P4">Mux sel</text:p>
          </table:table-cell>
          <table:table-cell table:style-name="Table4.E1" office:value-type="string">
            <text:p text:style-name="P4">Clr</text:p>
          </table:table-cell>
        </table:table-row>
        <table:table-row>
          <table:table-cell table:style-name="Table4.A2" office:value-type="string">
            <text:p text:style-name="P5">22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11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10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0</text:p>
          </table:table-cell>
          <table:table-cell table:style-name="Table4.E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P5">0</text:p>
          </table:table-cell>
        </table:table-row>
      </table:table>
      <text:p text:style-name="P3"/>
      <text:p text:style-name="P3"><draw:g text:anchor-type="paragraph" draw:z-index="10" draw:style-name="gr13"><draw:g draw:style-name="gr2"><draw:line draw:style-name="gr83" draw:text-style-name="P8" svg:x1="0.7992in" svg:y1="1.2339in" svg:x2="0.7992in" svg:y2="0.624in"><text:p/></draw:line><draw:line draw:style-name="gr84" draw:text-style-name="P8" svg:x1="0.5598in" svg:y1="0.3854in" svg:x2="0.8043in" svg:y2="0.6299in"><text:p/></draw:line><draw:line draw:style-name="gr85" draw:text-style-name="P8" svg:x1="0.7996in" svg:y1="1.2346in" svg:x2="0.5551in" svg:y2="1.4791in"><text:p/></draw:line><draw:line draw:style-name="gr86" draw:text-style-name="P8" svg:x1="0.5543in" svg:y1="1.4839in" svg:x2="0.5543in" svg:y2="0.374in"><text:p/></draw:line></draw:g><draw:line draw:style-name="gr87" draw:text-style-name="P8" svg:x1="0.3661in" svg:y1="0.6465in" svg:x2="0.5535in" svg:y2="0.6465in"><text:p/></draw:line><draw:line draw:style-name="gr88" draw:text-style-name="P8" svg:x1="0.3661in" svg:y1="0.9382in" svg:x2="0.5535in" svg:y2="0.9382in"><text:p/></draw:line><draw:line draw:style-name="gr89" draw:text-style-name="P8" svg:x1="0.3661in" svg:y1="1.2295in" svg:x2="0.5535in" svg:y2="1.2295in"><text:p/></draw:line><draw:frame draw:style-name="gr90" draw:text-style-name="P12" svg:width="0.3969in" svg:height="0.2453in" svg:x="0.0008in" svg:y="0.5055in"><draw:text-box><text:p text:style-name="P9"><text:span text:style-name="T1">PC0</text:span></text:p></draw:text-box></draw:frame><draw:frame draw:style-name="gr91" draw:text-style-name="P12" svg:width="0.3969in" svg:height="0.2453in" svg:x="0.0008in" svg:y="0.7921in"><draw:text-box><text:p text:style-name="P9"><text:span text:style-name="T1">PC1</text:span></text:p></draw:text-box></draw:frame><draw:frame draw:style-name="gr92" draw:text-style-name="P12" svg:width="0.3969in" svg:height="0.2453in" svg:x="0.0008in" svg:y="1.0791in"><draw:text-box><text:p text:style-name="P9"><text:span text:style-name="T1">PC2</text:span></text:p></draw:text-box></draw:frame><draw:frame draw:style-name="gr93" draw:text-style-name="P12" svg:width="0.2614in" svg:height="0.2453in" svg:x="0.5173in" svg:y="0.5311in"><draw:text-box><text:p text:style-name="P9"><text:span text:style-name="T1">0</text:span></text:p></draw:text-box></draw:frame><draw:frame draw:style-name="gr94" draw:text-style-name="P12" svg:width="0.2614in" svg:height="0.2453in" svg:x="0.5181in" svg:y="0.8236in"><draw:text-box><text:p text:style-name="P9"><text:span text:style-name="T1">1</text:span></text:p></draw:text-box></draw:frame><draw:frame draw:style-name="gr95" draw:text-style-name="P12" svg:width="0.2614in" svg:height="0.2453in" svg:x="0.5189in" svg:y="1.115in"><draw:text-box><text:p text:style-name="P9"><text:span text:style-name="T1">2</text:span></text:p></draw:text-box></draw:frame><draw:line draw:style-name="gr96" draw:text-style-name="P8" svg:x1="0.6579in" svg:y1="1.3756in" svg:x2="0.6579in" svg:y2="1.6976in"><text:p/></draw:line><draw:line draw:style-name="gr97" draw:text-style-name="P8" svg:x1="0.3661in" svg:y1="1.6929in" svg:x2="0.6579in" svg:y2="1.6929in"><text:p/></draw:line><draw:frame draw:style-name="gr98" draw:text-style-name="P12" svg:width="0.3449in" svg:height="0.2453in" svg:x="0.0571in" svg:y="1.5402in"><draw:text-box><text:p text:style-name="P9"><text:span text:style-name="T1">sel</text:span></text:p></draw:text-box></draw:frame><draw:line draw:style-name="gr99" draw:text-style-name="P8" svg:x1="0.7992in" svg:y1="0.9382in" svg:x2="0.9866in" svg:y2="0.9382in"><text:p/></draw:line><draw:g draw:style-name="gr2"><draw:g draw:style-name="gr2"><draw:rect draw:style-name="gr100" draw:text-style-name="P8" svg:width="0.3224in" svg:height="0.4378in" svg:x="0.9843in" svg:y="0.7264in"><text:p/></draw:rect><draw:g draw:style-name="gr2"><draw:line draw:style-name="gr101" draw:text-style-name="P8" svg:x1="1.1476in" svg:y1="1.0803in" svg:x2="1.0642in" svg:y2="1.1642in"><text:p/></draw:line><draw:line draw:style-name="gr102" draw:text-style-name="P8" svg:x1="1.1472in" svg:y1="1.0803in" svg:x2="1.2339in" svg:y2="1.1665in"><text:p/></draw:line></draw:g></draw:g><draw:frame draw:style-name="gr103" draw:text-style-name="P12" svg:width="0.3531in" svg:height="0.2453in" svg:x="0.9728in" svg:y="0.7004in"><draw:text-box><text:p text:style-name="P9"><text:span text:style-name="T1">PC</text:span></text:p></draw:text-box></draw:frame><draw:line draw:style-name="gr104" draw:text-style-name="P8" svg:x1="1.311in" svg:y1="0.9382in" svg:x2="1.6209in" svg:y2="0.9382in"><text:p/></draw:line><draw:frame draw:style-name="gr105" draw:text-style-name="P12" svg:width="0.3969in" svg:height="0.2453in" svg:x="1.2606in" svg:y="0.7413in"><draw:text-box><text:p text:style-name="P9"><text:span text:style-name="T1">PC0</text:span></text:p></draw:text-box></draw:frame></draw:g><draw:g draw:style-name="gr2"><draw:rect draw:style-name="gr106" draw:text-style-name="P8" svg:width="0.3224in" svg:height="0.4378in" svg:x="1.6142in" svg:y="0.7264in"><text:p/></draw:rect><draw:g draw:style-name="gr2"><draw:line draw:style-name="gr107" draw:text-style-name="P8" svg:x1="1.7776in" svg:y1="1.0803in" svg:x2="1.6937in" svg:y2="1.1642in"><text:p/></draw:line><draw:line draw:style-name="gr108" draw:text-style-name="P8" svg:x1="1.778in" svg:y1="1.0803in" svg:x2="1.8642in" svg:y2="1.1665in"><text:p/></draw:line></draw:g></draw:g><draw:frame draw:style-name="gr109" draw:text-style-name="P12" svg:width="0.3531in" svg:height="0.2453in" svg:x="1.6028in" svg:y="0.7004in"><draw:text-box><text:p text:style-name="P9"><text:span text:style-name="T1">PC</text:span></text:p></draw:text-box></draw:frame><draw:line draw:style-name="gr110" draw:text-style-name="P8" svg:x1="1.9409in" svg:y1="0.9382in" svg:x2="2.2512in" svg:y2="0.9382in"><text:p/></draw:line><draw:frame draw:style-name="gr111" draw:text-style-name="P12" svg:width="0.3969in" svg:height="0.2453in" svg:x="1.8906in" svg:y="0.7413in"><draw:text-box><text:p text:style-name="P9"><text:span text:style-name="T1">PC1</text:span></text:p></draw:text-box></draw:frame><draw:g draw:style-name="gr2"><draw:rect draw:style-name="gr112" draw:text-style-name="P8" svg:width="0.3224in" svg:height="0.4378in" svg:x="2.2437in" svg:y="0.7264in"><text:p/></draw:rect><draw:g draw:style-name="gr2"><draw:line draw:style-name="gr113" draw:text-style-name="P8" svg:x1="2.4075in" svg:y1="1.0803in" svg:x2="2.3236in" svg:y2="1.1642in"><text:p/></draw:line><draw:line draw:style-name="gr114" draw:text-style-name="P8" svg:x1="2.4079in" svg:y1="1.0803in" svg:x2="2.4941in" svg:y2="1.1665in"><text:p/></draw:line></draw:g></draw:g><draw:frame draw:style-name="gr115" draw:text-style-name="P12" svg:width="0.3531in" svg:height="0.2453in" svg:x="2.2327in" svg:y="0.7004in"><draw:text-box><text:p text:style-name="P9"><text:span text:style-name="T1">PC</text:span></text:p></draw:text-box></draw:frame><draw:line draw:style-name="gr116" draw:text-style-name="P8" svg:x1="2.5709in" svg:y1="0.9382in" svg:x2="2.8811in" svg:y2="0.9382in"><text:p/></draw:line><draw:frame draw:style-name="gr117" draw:text-style-name="P12" svg:width="0.3969in" svg:height="0.2453in" svg:x="2.5201in" svg:y="0.7413in"><draw:text-box><text:p text:style-name="P9"><text:span text:style-name="T1">PC2</text:span></text:p></draw:text-box></draw:frame><draw:frame draw:style-name="gr118" draw:text-style-name="P12" svg:width="0.3343in" svg:height="0.2453in" svg:x="0.687in" svg:y="1.5409in"><draw:text-box><text:p text:style-name="P9"><text:span text:style-name="T1">clk</text:span></text:p></draw:text-box></draw:frame><draw:line draw:style-name="gr119" draw:text-style-name="P8" svg:x1="1.1461in" svg:y1="1.1618in" svg:x2="1.1461in" svg:y2="1.6929in"><text:p/></draw:line><draw:line draw:style-name="gr120" draw:text-style-name="P8" svg:x1="1.1461in" svg:y1="1.1622in" svg:x2="1.1461in" svg:y2="1.6933in"><text:p/></draw:line><draw:line draw:style-name="gr121" draw:text-style-name="P8" svg:x1="1.1461in" svg:y1="1.1622in" svg:x2="1.1461in" svg:y2="1.6933in"><text:p/></draw:line><draw:line draw:style-name="gr122" draw:text-style-name="P8" svg:x1="1.776in" svg:y1="1.1602in" svg:x2="1.776in" svg:y2="1.6882in"><text:p/></draw:line><draw:line draw:style-name="gr123" draw:text-style-name="P8" svg:x1="2.4201in" svg:y1="1.1618in" svg:x2="2.4201in" svg:y2="1.6882in"><text:p/></draw:line><draw:line draw:style-name="gr124" draw:text-style-name="P8" svg:x1="1.0327in" svg:y1="1.6823in" svg:x2="2.4181in" svg:y2="1.6823in"><text:p/></draw:line><draw:line draw:style-name="gr125" draw:text-style-name="P8" svg:x1="1.776in" svg:y1="1.1602in" svg:x2="1.776in" svg:y2="1.6882in"><text:p/></draw:line><draw:line draw:style-name="gr126" draw:text-style-name="P8" svg:x1="1.0433in" svg:y1="0.7244in" svg:x2="1.0433in" svg:y2="0.2764in"><text:p/></draw:line><draw:line draw:style-name="gr127" draw:text-style-name="P8" svg:x1="1.7701in" svg:y1="0.724in" svg:x2="1.7701in" svg:y2="0.2768in"><text:p/></draw:line><draw:line draw:style-name="gr128" draw:text-style-name="P8" svg:x1="2.3437in" svg:y1="0.724in" svg:x2="2.3437in" svg:y2="0.2768in"><text:p/></draw:line><draw:line draw:style-name="gr129" draw:text-style-name="P8" svg:x1="1.0433in" svg:y1="0.2795in" svg:x2="2.5535in" svg:y2="0.2795in"><text:p/></draw:line><draw:custom-shape draw:style-name="gr130" draw:text-style-name="P8" svg:width="0.1406in" svg:height="0.1406in" draw:transform="rotate (-0.785398163398487) translate (2.69831036745407in 0.18125in)"><text:p/>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</draw:custom-shape><draw:custom-shape draw:style-name="gr131" draw:text-style-name="P8" svg:width="0.0476in" svg:height="0.0469in" svg:x="2.5488in" svg:y="0.2657in"><text:p/><draw:enhanced-geometry svg:viewBox="0 0 21600 21600" draw:glue-points="10800 0 3160 3160 0 10800 3160 18440 10800 21600 18440 18440 21600 10800 18440 3160" draw:text-areas="3200 3200 18400 18400" draw:type="ellipse"/></draw:custom-shape><draw:line draw:style-name="gr132" draw:text-style-name="P8" svg:x1="2.7051in" svg:y1="0.2819in" svg:x2="2.9232in" svg:y2="0.2819in"><text:p/></draw:line><draw:frame draw:style-name="gr133" draw:text-style-name="P12" svg:width="0.3969in" svg:height="0.2453in" svg:x="2.6555in" svg:y="0.0839in"><draw:text-box><text:p text:style-name="P9"><text:span text:style-name="T1">stall</text:span></text:p></draw:text-box></draw:frame><draw:line draw:style-name="gr134" draw:text-style-name="P8" svg:x1="1.2307in" svg:y1="0.7244in" svg:x2="1.2307in" svg:y2="0.511in"><text:p/></draw:line><draw:line draw:style-name="gr135" draw:text-style-name="P8" svg:x1="1.2307in" svg:y1="0.5094in" svg:x2="1.726in" svg:y2="0.5094in"><text:p/></draw:line><draw:path draw:style-name="gr136" draw:text-style-name="P8" svg:width="0.1039in" svg:height="0.0413in" svg:x="1.726in" svg:y="0.4701in" svg:viewBox="0 0 265 106" svg:d="m0 90c65-211 263 14 263 14s-25-14-25-14"><text:p/></draw:path><draw:line draw:style-name="gr137" draw:text-style-name="P8" svg:x1="1.8346in" svg:y1="0.5157in" svg:x2="2.3138in" svg:y2="0.5157in"><text:p/></draw:line><draw:path draw:style-name="gr138" draw:text-style-name="P8" svg:width="0.1039in" svg:height="0.0413in" svg:x="2.3079in" svg:y="0.4748in" svg:viewBox="0 0 265 106" svg:d="m0 92c65-213 263 12 263 12s-25-12-25-12"><text:p/></draw:path><draw:line draw:style-name="gr139" draw:text-style-name="P8" svg:x1="2.4181in" svg:y1="0.5157in" svg:x2="2.9283in" svg:y2="0.5157in"><text:p/></draw:line><draw:line draw:style-name="gr140" draw:text-style-name="P8" svg:x1="2.4815in" svg:y1="0.5157in" svg:x2="2.4815in" svg:y2="0.724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incomplete</text:p>
      <text:p text:style-name="P3">wire initS0a;</text:p>
      <text:p text:style-name="P3">wire initS0b;</text:p>
      <text:p text:style-name="P3">//S0</text:p>
      <text:p text:style-name="P3">assign outS0 = control_0(outS0 + 4’b0010) + control_1(outS0 + 4’b0010)</text:p>
      <text:p text:style-name="P3">//S1</text:p>
      <text:p text:style-name="P3">assign outS1 = outS1 + 4’b0001;</text:p>
      <text:h text:style-name="Heading_20_6" text:outline-level="6">2.2.6</text:h>
      <text:p text:style-name="P3"/>
      <text:p text:style-name="P3"><draw:g text:anchor-type="paragraph" draw:z-index="11" draw:style-name="gr13"><draw:rect draw:style-name="gr141" draw:text-style-name="P8" svg:width="0.8031in" svg:height="0.4378in" svg:x="0.2043in" svg:y="0.1303in"><text:p/></draw:rect><draw:g draw:style-name="gr2"><draw:line draw:style-name="gr142" draw:text-style-name="P8" svg:x1="0.6043in" svg:y1="0.4846in" svg:x2="0.5209in" svg:y2="0.5681in"><text:p/></draw:line><draw:line draw:style-name="gr143" draw:text-style-name="P8" svg:x1="0.6043in" svg:y1="0.4846in" svg:x2="0.6906in" svg:y2="0.5709in"><text:p/></draw:line></draw:g><draw:frame draw:style-name="gr144" draw:text-style-name="P12" svg:width="0.235in" svg:height="0.2453in" svg:x="0.4791in" svg:y="0.0839in"><draw:text-box><text:p text:style-name="P9"><text:span text:style-name="T1">r</text:span></text:p></draw:text-box></draw:frame><draw:frame draw:style-name="gr145" draw:text-style-name="P12" svg:width="0.3213in" svg:height="0.3913in" svg:x="0.161in" svg:y="0.0839in"><draw:text-box><text:p text:style-name="P9"><text:span text:style-name="T1">clr</text:span></text:p></draw:text-box></draw:frame><draw:rect draw:style-name="gr146" draw:text-style-name="P8" svg:width="0.8031in" svg:height="0.4378in" svg:x="0.2043in" svg:y="0.1303in"><text:p/></draw:rect><draw:g draw:style-name="gr2"><draw:line draw:style-name="gr147" draw:text-style-name="P8" svg:x1="0.6043in" svg:y1="0.4846in" svg:x2="0.5209in" svg:y2="0.5681in"><text:p/></draw:line><draw:line draw:style-name="gr148" draw:text-style-name="P8" svg:x1="0.6043in" svg:y1="0.4846in" svg:x2="0.6906in" svg:y2="0.5709in"><text:p/></draw:line></draw:g><draw:frame draw:style-name="gr149" draw:text-style-name="P12" svg:width="0.235in" svg:height="0.2453in" svg:x="0.4791in" svg:y="0.0839in"><draw:text-box><text:p text:style-name="P9"><text:span text:style-name="T1">r</text:span></text:p></draw:text-box></draw:frame><draw:frame draw:style-name="gr150" draw:text-style-name="P12" svg:width="0.3551in" svg:height="0.2453in" svg:x="0.7291in" svg:y="0.0846in"><draw:text-box><text:p text:style-name="P9"><text:span text:style-name="T1">set</text:span></text:p></draw:text-box></draw:frame><draw:line draw:style-name="gr151" draw:text-style-name="P8" svg:x1="0.0008in" svg:y1="0.3602in" svg:x2="0.2043in" svg:y2="0.3602in"><text:p/></draw:line><draw:line draw:style-name="gr152" draw:text-style-name="P8" svg:x1="1.0043in" svg:y1="0.3602in" svg:x2="1.2071in" svg:y2="0.3602in"><text:p/></draw:line></draw:g></text:p>
      <text:p text:style-name="P3"/>
      <text:p text:style-name="P3"/>
      <text:p text:style-name="P3">//add count signal</text:p>
      <text:p text:style-name="P3">module CNT(out, clr, rst, set, clk);</text:p>
      <text:p text:style-name="P3"><text:s/>input clr, rst, set, clk;</text:p>
      <text:p text:style-name="P3"><text:s/>output [3:0] out;</text:p>
      <text:p text:style-name="P3"><text:s/>reg [3:0] out;</text:p>
      <text:p text:style-name="P3"><text:s/>always@(posedge clk or rst)</text:p>
      <text:p text:style-name="P3"><text:s/>begin</text:p>
      <text:p text:style-name="P3"><text:s text:c="2"/>if(rst)</text:p>
      <text:p text:style-name="P3"><text:s text:c="2"/>begin</text:p>
      <text:p text:style-name="P3"><text:s text:c="3"/>out &lt;= 4’b0000;</text:p>
      <text:p text:style-name="P3"><text:s text:c="2"/>end else if(clr)</text:p>
      <text:p text:style-name="P3"><text:s text:c="2"/>begin</text:p>
      <text:p text:style-name="P3"><text:s text:c="3"/>out &lt;= 4’b0101;</text:p>
      <text:p text:style-name="P3"><text:s text:c="2"/>end else if(out &lt;= 4’b1011)</text:p>
      <text:p text:style-name="P3"><text:s text:c="2"/>begin</text:p>
      <text:p text:style-name="P3"><text:s text:c="3"/>out &lt;= out + 1’b0001;</text:p>
      <text:p text:style-name="P3"><text:s text:c="2"/>end else out &lt;= 4’b0000;</text:p>
      <text:p text:style-name="P3"><text:s/>end</text:p>
      <text:p text:style-name="P3">endmodule</text:p>
      <text:p text:style-name="P3">//with count signal</text:p>
      <text:p text:style-name="P3">if(count)</text:p>
      <text:p text:style-name="P3">begin</text:p>
      <text:p text:style-name="P3"><text:s/>if(cnt &gt;= 11) cnt = 0;</text:p>
      <text:p text:style-name="P3"><text:s/>cnt = cnt + 1;</text:p>
      <text:p text:style-name="P3">end</text:p>
      <text:h text:style-name="Heading_20_6" text:outline-level="6">2.2.7.</text:h>
      <text:p text:style-name="P3">module P();</text:p>
      <text:p text:style-name="P3"><text:s/>parameter PN = -1;</text:p>
      <text:p text:style-name="P3"><text:s/>//synopsys translator</text:p>
      <text:p text:style-name="P3"><text:s/>initial begin</text:p>
      <text:p text:style-name="P3"><text:s text:c="2"/>if(-1 != PN)</text:p>
      <text:p text:style-name="P3"><text:s text:c="2"/>begin</text:p>
      <text:p text:style-name="P3"><text:s text:c="3"/>$display(“STUFF”);</text:p>
      <text:p text:style-name="P3"><text:s text:c="3"/>$finish;</text:p>
      <text:p text:style-name="P3"><text:s text:c="2"/>end</text:p>
      <text:p text:style-name="P3"><text:s/>end</text:p>
      <text:p text:style-name="P3">endmodule</text:p>
      <text:p text:style-name="P3">module cluster();</text:p>
      <text:p text:style-name="P3"><text:s/>parameter CN = -1;</text:p>
      <text:p text:style-name="P3"><text:s/>P #(0) P0();</text:p>
      <text:p text:style-name="P3"><text:s/>P #(1) P1();</text:p>
      <text:p text:style-name="P3"><text:s/>P #(2) P2();</text:p>
      <text:p text:style-name="P3"><text:s/>P #(3) P3();</text:p>
      <text:p text:style-name="P3"><text:s/>P #(4) P4();</text:p>
      <text:p text:style-name="P3"><text:s/>P #(5) P5();</text:p>
      <text:p text:style-name="P3"><text:s/>P #(6) P6();</text:p>
      <text:p text:style-name="P3"><text:s/>P #(7) P7();</text:p>
      <text:p text:style-name="P3">endmodule</text:p>
      <text:p text:style-name="P3">module P(addr)</text:p>
      <text:p text:style-name="P3"><text:s/>parameter PN = -1, CLN = -1, CHN = -1;</text:p>
      <text:p text:style-name="P3"><text:s/>input [9:0] addr;</text:p>
      <text:p text:style-name="P3">endmodule</text:p>
      <text:p text:style-name="P3"/>
      <text:p text:style-name="P3">module cluster(address)</text:p>
      <text:p text:style-name="P3"><text:s/>parameter CN = -1, CHN = -1;</text:p>
      <text:p text:style-name="P3"><text:s/>wire [9:0] addr;</text:p>
      <text:p text:style-name="P3"><text:s/>input [9:0] address;</text:p>
      <text:p text:style-name="P3"><text:s/>P #(0) P0(.adress(addr));</text:p>
      <text:p text:style-name="P3"><text:s/>P #(1) P1(.adress(addr));</text:p>
      <text:p text:style-name="P3"><text:s/>P #(2) P2(.adress(addr));</text:p>
      <text:p text:style-name="P3"><text:s/>P #(3) P3(.adress(addr));</text:p>
      <text:p text:style-name="P3"><text:s/>P #(4) P4(.adress(addr));</text:p>
      <text:p text:style-name="P3"><text:s/>P #(5) P5(.adress(addr));</text:p>
      <text:p text:style-name="P3"><text:s/>P #(6) P6(.adress(addr));</text:p>
      <text:p text:style-name="P3"><text:s/>P #(7) P7(.adress(addr));</text:p>
      <text:p text:style-name="P3">endmodule</text:p>
      <text:p text:style-name="P3"/>
      <text:p text:style-name="P3">module chip(a);</text:p>
      <text:p text:style-name="P3"><text:s/>parameter CHN = -1;</text:p>
      <text:p text:style-name="P3"><text:s/>input [9:0] a;</text:p>
      <text:p text:style-name="P3"><text:s/>wire [9:0] addr;</text:p>
      <text:p text:style-name="P3"><text:s/>C #(0) C0(.a(addr));</text:p>
      <text:p text:style-name="P3"><text:s/>C #(1) C1(.a(addr));</text:p>
      <text:p text:style-name="P3"><text:s/>C #(2) C2(.a(addr));</text:p>
      <text:p text:style-name="P3"><text:s/>C #(3) C3(.a(addr));</text:p>
      <text:p text:style-name="P3"><text:s/>C #(4) C4(.a(addr));</text:p>
      <text:p text:style-name="P3"><text:s/>C #(5) C5(.a(addr));</text:p>
      <text:p text:style-name="P3"><text:s/>C #(6) C6(.a(addr));</text:p>
      <text:p text:style-name="P3"><text:s/>C #(7) C7(.a(addr));</text:p>
      <text:p text:style-name="P3">endmodule</text:p>
      <text:p text:style-name="P3">//check address</text:p>
      <text:p text:style-name="P3">//if(CHN^addr[12:10] &amp; CLN^addr[9:7] &amp; PN^addr[7:5])</text:p>
      <text:p text:style-name="P3"/>
      <text:h text:style-name="Heading_20_6" text:outline-level="6">2.2.8</text:h>
      <text:p text:style-name="P3"><draw:g text:anchor-type="paragraph" draw:z-index="13" draw:style-name="gr13"><draw:g draw:style-name="gr2"><draw:rect draw:style-name="gr153" draw:text-style-name="P8" svg:width="0.4689in" svg:height="0.313in" svg:x="0.0835in" svg:y="0.261in"><text:p/></draw:rect><draw:frame draw:style-name="gr154" draw:text-style-name="P12" svg:width="0.3551in" svg:height="0.2453in" svg:x="0.1472in" svg:y="0.3201in"><draw:text-box><text:p text:style-name="P9"><text:span text:style-name="T1">CA</text:span></text:p></draw:text-box></draw:frame></draw:g><draw:rect draw:style-name="gr155" draw:text-style-name="P8" svg:width="0.4689in" svg:height="0.313in" svg:x="0.5551in" svg:y="0.261in"><text:p/></draw:rect><draw:frame draw:style-name="gr156" draw:text-style-name="P12" svg:width="0.3551in" svg:height="0.2453in" svg:x="0.6189in" svg:y="0.3201in"><draw:text-box><text:p text:style-name="P9"><text:span text:style-name="T1">UA</text:span></text:p></draw:text-box></draw:frame><draw:rect draw:style-name="gr157" draw:text-style-name="P8" svg:width="0.4689in" svg:height="0.313in" svg:x="1.0224in" svg:y="0.261in"><text:p/></draw:rect><draw:frame draw:style-name="gr158" draw:text-style-name="P12" svg:width="0.2823in" svg:height="0.2453in" svg:x="1.1307in" svg:y="0.3201in"><draw:text-box><text:p text:style-name="P9"><text:span text:style-name="T1">A</text:span></text:p></draw:text-box></draw:frame><draw:frame draw:style-name="gr159" draw:text-style-name="P12" svg:width="0.2614in" svg:height="0.2453in" svg:x="0.9445in" svg:y="0.0839in"><draw:text-box><text:p text:style-name="P9"><text:span text:style-name="T1">3</text:span></text:p></draw:text-box></draw:frame><draw:frame draw:style-name="gr160" draw:text-style-name="P12" svg:width="0.2614in" svg:height="0.2453in" svg:x="1.3988in" svg:y="0.0846in"><draw:text-box><text:p text:style-name="P9"><text:span text:style-name="T1">0</text:span></text:p></draw:text-box></draw:frame><draw:frame draw:style-name="gr161" draw:text-style-name="P12" svg:width="0.2614in" svg:height="0.2453in" svg:x="0.4543in" svg:y="0.0846in"><draw:text-box><text:p text:style-name="P9"><text:span text:style-name="T1">3</text:span></text:p></draw:text-box></draw:frame><draw:frame draw:style-name="gr162" draw:text-style-name="P12" svg:width="0.2614in" svg:height="0.2453in" svg:x="0.0008in" svg:y="0.0854in"><draw:text-box><text:p text:style-name="P9"><text:span text:style-name="T1">3</text:span></text:p></draw:text-box></draw:frame><draw:rect draw:style-name="gr163" draw:text-style-name="P8" svg:width="0.4689in" svg:height="0.313in" svg:x="2.0917in" svg:y="0.261in"><text:p/></draw:rect><draw:frame draw:style-name="gr164" draw:text-style-name="P12" svg:width="0.4177in" svg:height="0.2453in" svg:x="2.1098in" svg:y="0.3201in"><draw:text-box><text:p text:style-name="P9"><text:span text:style-name="T1">CHN</text:span></text:p></draw:text-box></draw:frame><draw:rect draw:style-name="gr165" draw:text-style-name="P8" svg:width="0.4689in" svg:height="0.313in" svg:x="2.5528in" svg:y="0.261in"><text:p/></draw:rect><draw:frame draw:style-name="gr166" draw:text-style-name="P12" svg:width="0.4071in" svg:height="0.2453in" svg:x="2.5862in" svg:y="0.3201in"><draw:text-box><text:p text:style-name="P9"><text:span text:style-name="T1">CLN</text:span></text:p></draw:text-box></draw:frame><draw:rect draw:style-name="gr167" draw:text-style-name="P8" svg:width="0.4689in" svg:height="0.313in" svg:x="3.0307in" svg:y="0.261in"><text:p/></draw:rect><draw:frame draw:style-name="gr168" draw:text-style-name="P12" svg:width="0.3343in" svg:height="0.2453in" svg:x="3.098in" svg:y="0.3201in"><draw:text-box><text:p text:style-name="P9"><text:span text:style-name="T1">PN</text:span></text:p></draw:text-box></draw:frame><draw:frame draw:style-name="gr169" draw:text-style-name="P12" svg:width="0.2614in" svg:height="0.2453in" svg:x="2.9528in" svg:y="0.0846in"><draw:text-box><text:p text:style-name="P9"><text:span text:style-name="T1">3</text:span></text:p></draw:text-box></draw:frame><draw:frame draw:style-name="gr170" draw:text-style-name="P12" svg:width="0.2614in" svg:height="0.2453in" svg:x="3.4071in" svg:y="0.0846in"><draw:text-box><text:p text:style-name="P9"><text:span text:style-name="T1">4</text:span></text:p></draw:text-box></draw:frame><draw:frame draw:style-name="gr171" draw:text-style-name="P12" svg:width="0.2614in" svg:height="0.2453in" svg:x="2.4618in" svg:y="0.0854in"><draw:text-box><text:p text:style-name="P9"><text:span text:style-name="T1">3</text:span></text:p></draw:text-box></draw:frame><draw:frame draw:style-name="gr172" draw:text-style-name="P12" svg:width="0.2614in" svg:height="0.2453in" svg:x="2.0091in" svg:y="0.0854in"><draw:text-box><text:p text:style-name="P9"><text:span text:style-name="T1">3</text:span></text:p></draw:text-box></draw:frame><draw:rect draw:style-name="gr173" draw:text-style-name="P8" svg:width="0.4689in" svg:height="0.313in" svg:x="3.4965in" svg:y="0.261in"><text:p/></draw:rect></draw:g></text:p>
      <text:p text:style-name="P3"/>
      <text:p text:style-name="P3"/>
      <text:p text:style-name="P3"><draw:g text:anchor-type="paragraph" draw:z-index="14" draw:style-name="gr13"><draw:g draw:style-name="gr2"><draw:g draw:style-name="gr2"><draw:rect draw:style-name="gr174" draw:text-style-name="P7" svg:width="0.2248in" svg:height="0.198in" svg:x="0.6752in" svg:y="2.1421in"><text:p text:style-name="P6"><text:span text:style-name="T1">P4</text:span></text:p></draw:rect><draw:rect draw:style-name="gr175" draw:text-style-name="P7" svg:width="0.2248in" svg:height="0.1976in" svg:x="0.45in" svg:y="2.1429in"><text:p text:style-name="P6"><text:span text:style-name="T1">P5</text:span></text:p></draw:rect><draw:rect draw:style-name="gr176" draw:text-style-name="P7" svg:width="0.224in" svg:height="0.1969in" svg:x="0.226in" svg:y="2.1437in"><text:p text:style-name="P6"><text:span text:style-name="T1">P6</text:span></text:p></draw:rect><draw:rect draw:style-name="gr177" draw:text-style-name="P7" svg:width="0.2248in" svg:height="0.1969in" svg:x="0.0008in" svg:y="2.1441in"><text:p text:style-name="P6"><text:span text:style-name="T1">P7</text:span></text:p></draw:rect><draw:line draw:style-name="gr178" draw:text-style-name="P8" svg:x1="0.1228in" svg:y1="2.5421in" svg:x2="0.1228in" svg:y2="2.3402in"><text:p/></draw:line><draw:line draw:style-name="gr179" draw:text-style-name="P8" svg:x1="0.339in" svg:y1="2.5421in" svg:x2="0.339in" svg:y2="2.3402in"><text:p/></draw:line><draw:line draw:style-name="gr180" draw:text-style-name="P8" svg:x1="0.7843in" svg:y1="2.5421in" svg:x2="0.7843in" svg:y2="2.3402in"><text:p/></draw:line></draw:g><draw:rect draw:style-name="gr181" draw:text-style-name="P7" svg:width="0.2248in" svg:height="0.1961in" svg:x="0.6752in" svg:y="2.5402in"><text:p text:style-name="P6"><text:span text:style-name="T1">P0</text:span></text:p></draw:rect><draw:rect draw:style-name="gr182" draw:text-style-name="P7" svg:width="0.2248in" svg:height="0.1976in" svg:x="0.45in" svg:y="2.5402in"><text:p text:style-name="P6"><text:span text:style-name="T1">P1</text:span></text:p></draw:rect><draw:rect draw:style-name="gr183" draw:text-style-name="P7" svg:width="0.224in" svg:height="0.1976in" svg:x="0.226in" svg:y="2.5402in"><text:p text:style-name="P6"><text:span text:style-name="T1">P2</text:span></text:p></draw:rect><draw:rect draw:style-name="gr184" draw:text-style-name="P7" svg:width="0.2248in" svg:height="0.1976in" svg:x="0.0008in" svg:y="2.5409in"><text:p text:style-name="P6"><text:span text:style-name="T1">P3</text:span></text:p></draw:rect><draw:line draw:style-name="gr185" draw:text-style-name="P8" svg:x1="0.0028in" svg:y1="2.3402in" svg:x2="0.0028in" svg:y2="2.5421in"><text:p/></draw:line><draw:line draw:style-name="gr186" draw:text-style-name="P8" svg:x1="0.5543in" svg:y1="2.3402in" svg:x2="0.5543in" svg:y2="2.5421in"><text:p/></draw:line><draw:line draw:style-name="gr187" draw:text-style-name="P8" svg:x1="0.0028in" svg:y1="2.3402in" svg:x2="0.0028in" svg:y2="2.5421in"><text:p/></draw:line><draw:line draw:style-name="gr188" draw:text-style-name="P8" svg:x1="0.9in" svg:y1="2.3402in" svg:x2="0.9in" svg:y2="2.5421in"><text:p/></draw:line></draw:g><draw:frame draw:style-name="gr189" draw:text-style-name="P15" svg:width="0.1988in" svg:height="0.3079in" svg:x="0.3835in" svg:y="1.9339in"><draw:text-box><text:p/></draw:text-box></draw:frame><draw:g draw:style-name="gr2"><draw:rect draw:style-name="gr190" draw:text-style-name="P8" svg:width="0.8913in" svg:height="0.5933in" svg:x="0.0028in" svg:y="1.5492in"><text:p/></draw:rect><draw:frame draw:style-name="gr191" draw:text-style-name="P12" svg:width="0.2614in" svg:height="0.2453in" svg:x="0.3335in" svg:y="1.7354in"><draw:text-box><text:p text:style-name="P9"><text:span text:style-name="T1">2</text:span></text:p></draw:text-box></draw:frame></draw:g><draw:g draw:style-name="gr2"><draw:rect draw:style-name="gr192" draw:text-style-name="P8" svg:width="0.8913in" svg:height="0.5941in" svg:x="0.0028in" svg:y="0.9484in"><text:p/></draw:rect><draw:frame draw:style-name="gr193" draw:text-style-name="P12" svg:width="0.2614in" svg:height="0.2453in" svg:x="0.3335in" svg:y="1.1346in"><draw:text-box><text:p text:style-name="P9"><text:span text:style-name="T1">1</text:span></text:p></draw:text-box></draw:frame></draw:g><draw:g draw:style-name="gr2"><draw:rect draw:style-name="gr194" draw:text-style-name="P8" svg:width="0.8913in" svg:height="0.5941in" svg:x="0.0028in" svg:y="0.3622in"><text:p/></draw:rect><draw:frame draw:style-name="gr195" draw:text-style-name="P12" svg:width="0.2614in" svg:height="0.2453in" svg:x="0.3335in" svg:y="0.5492in"><draw:text-box><text:p text:style-name="P9"><text:span text:style-name="T1">0</text:span></text:p></draw:text-box></draw:frame></draw:g><draw:g draw:style-name="gr2"><draw:rect draw:style-name="gr196" draw:text-style-name="P8" svg:width="0.8906in" svg:height="0.5941in" svg:x="2.2472in" svg:y="1.5594in"><text:p/></draw:rect><draw:frame draw:style-name="gr197" draw:text-style-name="P12" svg:width="0.2614in" svg:height="0.2453in" svg:x="2.578in" svg:y="1.7457in"><draw:text-box><text:p text:style-name="P9"><text:span text:style-name="T1">6</text:span></text:p></draw:text-box></draw:frame></draw:g><draw:g draw:style-name="gr2"><draw:rect draw:style-name="gr198" draw:text-style-name="P8" svg:width="0.8906in" svg:height="0.5941in" svg:x="2.2472in" svg:y="0.9591in"><text:p/></draw:rect><draw:frame draw:style-name="gr199" draw:text-style-name="P12" svg:width="0.2614in" svg:height="0.2453in" svg:x="2.578in" svg:y="1.1449in"><draw:text-box><text:p text:style-name="P9"><text:span text:style-name="T1">5</text:span></text:p></draw:text-box></draw:frame></draw:g><draw:g draw:style-name="gr2"><draw:rect draw:style-name="gr200" draw:text-style-name="P8" svg:width="0.8906in" svg:height="0.5941in" svg:x="2.2472in" svg:y="0.363in"><text:p/></draw:rect><draw:frame draw:style-name="gr201" draw:text-style-name="P12" svg:width="0.2614in" svg:height="0.2453in" svg:x="2.578in" svg:y="0.5492in"><draw:text-box><text:p text:style-name="P9"><text:span text:style-name="T1">4</text:span></text:p></draw:text-box></draw:frame></draw:g><draw:g draw:style-name="gr2"><draw:rect draw:style-name="gr202" draw:text-style-name="P8" svg:width="0.8906in" svg:height="0.5941in" svg:x="2.2472in" svg:y="2.1449in"><text:p/></draw:rect><draw:frame draw:style-name="gr203" draw:text-style-name="P12" svg:width="0.2614in" svg:height="0.2453in" svg:x="2.578in" svg:y="2.3311in"><draw:text-box><text:p text:style-name="P9"><text:span text:style-name="T1">7</text:span></text:p></draw:text-box></draw:frame></draw:g><draw:line draw:style-name="gr204" draw:text-style-name="P8" svg:x1="0.9091in" svg:y1="2.7374in" svg:x2="2.248in" svg:y2="2.7374in"><text:p/></draw:line><draw:line draw:style-name="gr205" draw:text-style-name="P8" svg:x1="0.8787in" svg:y1="0.365in" svg:x2="2.248in" svg:y2="0.365in"><text:p/></draw:line><draw:line draw:style-name="gr206" draw:text-style-name="P8" svg:x1="1.2189in" svg:y1="1.8886in" svg:x2="2.0205in" svg:y2="1.8886in"><text:p/></draw:line><draw:line draw:style-name="gr207" draw:text-style-name="P8" svg:x1="1.2197in" svg:y1="2.4791in" svg:x2="2.0213in" svg:y2="2.4791in"><text:p/></draw:line><draw:line draw:style-name="gr208" draw:text-style-name="P8" svg:x1="1.2197in" svg:y1="1.2193in" svg:x2="2.0213in" svg:y2="1.2193in"><text:p/></draw:line><draw:line draw:style-name="gr209" draw:text-style-name="P8" svg:x1="1.2197in" svg:y1="0.6291in" svg:x2="2.0213in" svg:y2="0.6291in"><text:p/></draw:line><draw:line draw:style-name="gr210" draw:text-style-name="P8" svg:x1="2.0701in" svg:y1="0.3677in" svg:x2="2.0701in" svg:y2="2.7323in"><text:p/></draw:line><draw:line draw:style-name="gr211" draw:text-style-name="P8" svg:x1="1.1646in" svg:y1="0.3677in" svg:x2="1.1646in" svg:y2="2.7323in"><text:p/></draw:line><draw:line draw:style-name="gr212" draw:text-style-name="P8" svg:x1="1.6173in" svg:y1="0.3677in" svg:x2="1.6173in" svg:y2="2.4768in"><text:p/></draw:line><draw:line draw:style-name="gr213" draw:text-style-name="P8" svg:x1="1.6181in" svg:y1="0.1539in" svg:x2="1.6181in" svg:y2="0.3622in"><text:p/></draw:line><draw:frame draw:style-name="gr214" draw:text-style-name="P12" svg:width="0.2614in" svg:height="0.2453in" svg:x="1.5744in" svg:y="0.0839in"><draw:text-box><text:p text:style-name="P9"><text:span text:style-name="T1">a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odule P(addr)</text:p>
      <text:p text:style-name="P3"><text:s/>reg [4:0] read;</text:p>
      <text:p text:style-name="P3"><text:s/>parameter PN = -1, CLN = -1, CHN = -1;</text:p>
      <text:p text:style-name="P3"><text:s/>input [12:0] addr;</text:p>
      <text:p text:style-name="P3"><text:s/>if(!(CHN^addr[12:10])|(CLN^add[9:7])|(PN^addr[6:5]))</text:p>
      <text:p text:style-name="P3"><text:s text:c="2"/>read addr[4:0];</text:p>
      <text:p text:style-name="P3"><text:s/>if((CHN == addr[12:10])&amp;&amp;(CLN == add[9:7])&amp;&amp;(PN == addr[6:5]))</text:p>
      <text:p text:style-name="P3"><text:s text:c="2"/>read &lt;= addr[4:0];</text:p>
      <text:p text:style-name="P3"/>
      <text:p text:style-name="P3">endmodule</text:p>
      <text:p text:style-name="P3"/>
      <text:p text:style-name="P3">module cluster(address);</text:p>
      <text:p text:style-name="P3"><text:s/>parameter CN = -1, CHN = -1;</text:p>
      <text:p text:style-name="P3"><text:s/>wire [9:0] addr;</text:p>
      <text:p text:style-name="P3"><text:s/>P #(0, CN, CHN) P0(.address(addr));</text:p>
      <text:p text:style-name="P3"><text:s/>...</text:p>
      <text:p text:style-name="P3">endmodule</text:p>
      <text:p text:style-name="P3">module chip(a);</text:p>
      <text:p text:style-name="P3"><text:s/>parameter CHN = -1;</text:p>
      <text:p text:style-name="P3"><text:s/>input [12:0] a;</text:p>
      <text:p text:style-name="P3"><text:s/>wire [12:0] addr;</text:p>
      <text:p text:style-name="P3"><text:s/>C #(0, CHN) C0(.a(addr));</text:p>
      <text:p text:style-name="P3"><text:s/>...</text:p>
      <text:p text:style-name="P3">endmodule</text:p>
      <text:h text:style-name="Heading_20_6" text:outline-level="6">2.2.9</text:h>
      <text:p text:style-name="P3"><draw:g text:anchor-type="paragraph" draw:z-index="12" draw:style-name="gr13"><draw:rect draw:style-name="gr215" draw:text-style-name="P8" svg:width="0.8031in" svg:height="0.4378in" svg:x="0.2043in" svg:y="0.1303in"><text:p/></draw:rect><draw:g draw:style-name="gr2"><draw:line draw:style-name="gr216" draw:text-style-name="P8" svg:x1="0.6043in" svg:y1="0.4846in" svg:x2="0.5209in" svg:y2="0.5681in"><text:p/></draw:line><draw:line draw:style-name="gr217" draw:text-style-name="P8" svg:x1="0.6043in" svg:y1="0.4846in" svg:x2="0.6906in" svg:y2="0.5709in"><text:p/></draw:line></draw:g><draw:frame draw:style-name="gr218" draw:text-style-name="P12" svg:width="0.235in" svg:height="0.2453in" svg:x="0.4791in" svg:y="0.0839in"><draw:text-box><text:p text:style-name="P9"><text:span text:style-name="T1">r</text:span></text:p></draw:text-box></draw:frame><draw:frame draw:style-name="gr219" draw:text-style-name="P12" svg:width="0.3213in" svg:height="0.3913in" svg:x="0.161in" svg:y="0.0839in"><draw:text-box><text:p text:style-name="P9"><text:span text:style-name="T1">en</text:span></text:p></draw:text-box></draw:frame><draw:rect draw:style-name="gr220" draw:text-style-name="P8" svg:width="0.8031in" svg:height="0.4378in" svg:x="0.2043in" svg:y="0.1303in"><text:p/></draw:rect><draw:g draw:style-name="gr2"><draw:line draw:style-name="gr221" draw:text-style-name="P8" svg:x1="0.6043in" svg:y1="0.4846in" svg:x2="0.5209in" svg:y2="0.5681in"><text:p/></draw:line><draw:line draw:style-name="gr222" draw:text-style-name="P8" svg:x1="0.6043in" svg:y1="0.4846in" svg:x2="0.6906in" svg:y2="0.5709in"><text:p/></draw:line></draw:g><draw:frame draw:style-name="gr223" draw:text-style-name="P12" svg:width="0.235in" svg:height="0.2453in" svg:x="0.4791in" svg:y="0.0839in"><draw:text-box><text:p text:style-name="P9"><text:span text:style-name="T1">r</text:span></text:p></draw:text-box></draw:frame><draw:frame draw:style-name="gr224" draw:text-style-name="P12" svg:width="0.324in" svg:height="0.2453in" svg:x="0.7291in" svg:y="0.0846in"><draw:text-box><text:p text:style-name="P9"><text:span text:style-name="T1">clr</text:span></text:p></draw:text-box></draw:frame><draw:line draw:style-name="gr225" draw:text-style-name="P8" svg:x1="0.0008in" svg:y1="0.3602in" svg:x2="0.2043in" svg:y2="0.3602in"><text:p/></draw:line><draw:line draw:style-name="gr226" draw:text-style-name="P8" svg:x1="1.0043in" svg:y1="0.3602in" svg:x2="1.2071in" svg:y2="0.3602in"><text:p/></draw:line></draw:g></text:p>
      <text:p text:style-name="P3"/>
      <text:p text:style-name="P3"/>
      <text:p text:style-name="P3"/>
      <text:p text:style-name="P3">always@(posedge clk or negedge r)</text:p>
      <text:p text:style-name="P3">begin</text:p>
      <text:p text:style-name="P3"><text:s/>if(!r)</text:p>
      <text:p text:style-name="P3"><text:s/>begin</text:p>
      <text:p text:style-name="P3"><text:s text:c="2"/>out &lt;= 0;</text:p>
      <text:p text:style-name="P3"><text:s/>end else if(clr)</text:p>
      <text:p text:style-name="P3"><text:s/>begin</text:p>
      <text:p text:style-name="P3"><text:s text:c="2"/>out &lt;= 0;</text:p>
      <text:p text:style-name="P3"><text:s/>end else if(en)</text:p>
      <text:p text:style-name="P3"><text:s/>begin</text:p>
      <text:p text:style-name="P3"><text:s text:c="2"/>out &lt;= in;</text:p>
      <text:p text:style-name="P3"><text:s/>end</text:p>
      <text:p text:style-name="P3">end</text:p>
      <text:h text:style-name="Heading_20_6" text:outline-level="6">2.2.10</text:h>
      <text:p text:style-name="P3"><draw:g text:anchor-type="paragraph" draw:z-index="15" draw:style-name="gr13"><draw:rect draw:style-name="gr227" draw:text-style-name="P8" svg:width="0.8031in" svg:height="0.4378in" svg:x="0.3051in" svg:y="0.1138in"><text:p/></draw:rect><draw:frame draw:style-name="gr228" draw:text-style-name="P12" svg:width="0.3213in" svg:height="0.2453in" svg:x="0.0008in" svg:y="0.1031in"><draw:text-box><text:p text:style-name="P9"><text:span text:style-name="T1">in</text:span></text:p></draw:text-box></draw:frame><draw:rect draw:style-name="gr229" draw:text-style-name="P8" svg:width="0.8031in" svg:height="0.4378in" svg:x="0.3051in" svg:y="0.1138in"><text:p/></draw:rect><draw:frame draw:style-name="gr230" draw:text-style-name="P12" svg:width="0.2343in" svg:height="0.2453in" svg:x="0.0445in" svg:y="0.3795in"><draw:text-box><text:p text:style-name="P9"><text:span text:style-name="T1">2</text:span></text:p></draw:text-box></draw:frame><draw:frame draw:style-name="gr231" draw:text-style-name="P12" svg:width="0.3551in" svg:height="0.2453in" svg:x="1.0646in" svg:y="0.0839in"><draw:text-box><text:p text:style-name="P9"><text:span text:style-name="T1">out</text:span></text:p></draw:text-box></draw:frame><draw:line draw:style-name="gr232" draw:text-style-name="P8" svg:x1="0.1016in" svg:y1="0.3437in" svg:x2="0.3051in" svg:y2="0.3437in"><text:p/></draw:line><draw:line draw:style-name="gr233" draw:text-style-name="P8" svg:x1="1.1051in" svg:y1="0.3437in" svg:x2="1.3079in" svg:y2="0.3437in"><text:p/></draw:line><draw:frame draw:style-name="gr234" draw:text-style-name="P12" svg:width="0.235in" svg:height="0.2453in" svg:x="1.0646in" svg:y="0.3795in"><draw:text-box><text:p text:style-name="P9"><text:span text:style-name="T1">2</text:span></text:p></draw:text-box></draw:frame><draw:line draw:style-name="gr235" draw:text-style-name="P8" svg:x1="0.2055in" svg:y1="0.3122in" svg:x2="0.1382in" svg:y2="0.3803in"><text:p/></draw:line><draw:line draw:style-name="gr236" draw:text-style-name="P8" svg:x1="1.2291in" svg:y1="0.3122in" svg:x2="1.1618in" svg:y2="0.3803in"><text:p/></draw:line><draw:frame draw:style-name="gr237" draw:text-style-name="P14" svg:width="0.2449in" svg:height="0.2039in" svg:x="1.1315in" svg:y="0.3413in"><draw:text-box><text:p text:style-name="P9"><text:span text:style-name="T3">n</text:span></text:p></draw:text-box></draw:frame></draw:g></text:p>
      <text:p text:style-name="P3"/>
      <text:p text:style-name="P3"/>
      <text:p text:style-name="P3">always@(in)</text:p>
      <text:p text:style-name="P3">begin</text:p>
      <text:p text:style-name="P3"><text:s/>out = 1’b1&lt;&lt;in;</text:p>
      <text:p text:style-name="P3">end</text:p>
      <text:p text:style-name="P3"/>
      <text:p text:style-name="P3">wire out;</text:p>
      <text:p text:style-name="P3">assign out = 1’b1&lt;&lt;in;</text:p>
      <text:p text:style-name="P3"/>
      <text:p text:style-name="P3"/>
      <text:p text:style-name="P3"/>
      <text:h text:style-name="Heading_20_6" text:outline-level="6">2.2.11</text:h>
      <text:p text:style-name="P3"><draw:g text:anchor-type="paragraph" draw:z-index="16" draw:style-name="gr13"><draw:line draw:style-name="gr238" draw:text-style-name="P8" svg:x1="0.5843in" svg:y1="0.3594in" svg:x2="0.5843in" svg:y2="1.0787in"><text:p/></draw:line><draw:line draw:style-name="gr239" draw:text-style-name="P8" svg:x1="0.3134in" svg:y1="0.0965in" svg:x2="0.5787in" svg:y2="0.3626in"><text:p/></draw:line><draw:line draw:style-name="gr240" draw:text-style-name="P8" svg:x1="0.5787in" svg:y1="1.0764in" svg:x2="0.3134in" svg:y2="1.3417in"><text:p/></draw:line><draw:line draw:style-name="gr241" draw:text-style-name="P8" svg:x1="0.3079in" svg:y1="0.0839in" svg:x2="0.3079in" svg:y2="1.3547in"><text:p/></draw:line><draw:g draw:style-name="gr2"><draw:line draw:style-name="gr242" draw:text-style-name="P8" svg:x1="0.0008in" svg:y1="0.3476in" svg:x2="0.3079in" svg:y2="0.3476in"><text:p/></draw:line><draw:line draw:style-name="gr243" draw:text-style-name="P8" svg:x1="0.0008in" svg:y1="0.5846in" svg:x2="0.3079in" svg:y2="0.5846in"><text:p/></draw:line><draw:line draw:style-name="gr244" draw:text-style-name="P8" svg:x1="0.0008in" svg:y1="0.8205in" svg:x2="0.3079in" svg:y2="0.8205in"><text:p/></draw:line><draw:line draw:style-name="gr245" draw:text-style-name="P8" svg:x1="0.0008in" svg:y1="1.0567in" svg:x2="0.3079in" svg:y2="1.0567in"><text:p/></draw:line></draw:g><draw:line draw:style-name="gr246" draw:text-style-name="P8" svg:x1="0.5843in" svg:y1="0.6984in" svg:x2="0.8969in" svg:y2="0.6984in"><text:p/></draw:line><draw:line draw:style-name="gr247" draw:text-style-name="P7" svg:x1="0.4433in" svg:y1="1.2193in" svg:x2="0.4433in" svg:y2="1.5004in"><text:p/></draw:line><draw:frame draw:style-name="gr248" draw:text-style-name="P12" svg:width="0.2614in" svg:height="0.2453in" svg:x="0.3201in" svg:y="1.4756in"><draw:text-box><text:p text:style-name="P9"><text:span text:style-name="T1">5</text:span></text:p></draw:text-box></draw:frame><draw:frame draw:style-name="gr249" draw:text-style-name="P12" svg:width="0.3551in" svg:height="0.2453in" svg:x="0.8343in" svg:y="0.5138in"><draw:text-box><text:p text:style-name="P9"><text:span text:style-name="T1">out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>always@(in)</text:p>
      <text:p text:style-name="P3">begin</text:p>
      <text:p text:style-name="P3"><text:s/>case(sel)</text:p>
      <text:p text:style-name="P3"><text:s text:c="2"/>2’b00: out &lt;= in[0];</text:p>
      <text:p text:style-name="P3"><text:s text:c="2"/>2’b01: out &lt;= in[1];</text:p>
      <text:p text:style-name="P3"><text:s text:c="2"/>2’b10: out &lt;= in[2];</text:p>
      <text:p text:style-name="P3"><text:s text:c="2"/>2’b11: out &lt;= in[3];</text:p>
      <text:p text:style-name="P3"><text:s/>endcase</text:p>
      <text:p text:style-name="P3">end</text:p>
      <text:h text:style-name="Heading_20_6" text:outline-level="6">2.2.12 Swap1</text:h>
      <text:p text:style-name="P3"><draw:g text:anchor-type="paragraph" draw:z-index="17" draw:style-name="gr13"><draw:rect draw:style-name="gr250" draw:text-style-name="P8" svg:width="2.0685in" svg:height="0.6252in" svg:x="0.0819in" svg:y="0.5181in"><text:p/></draw:rect><draw:line draw:style-name="gr251" draw:text-style-name="P8" svg:x1="0.5933in" svg:y1="0.5236in" svg:x2="0.5933in" svg:y2="1.1429in"><text:p/></draw:line><draw:line draw:style-name="gr252" draw:text-style-name="P8" svg:x1="1.0992in" svg:y1="0.5236in" svg:x2="1.0992in" svg:y2="1.1429in"><text:p/></draw:line><draw:line draw:style-name="gr253" draw:text-style-name="P8" svg:x1="1.6169in" svg:y1="0.5236in" svg:x2="1.6169in" svg:y2="1.1429in"><text:p/></draw:line><draw:frame draw:style-name="gr254" draw:text-style-name="P12" svg:width="0.2614in" svg:height="0.2453in" svg:x="2.0453in" svg:y="0.2787in"><draw:text-box><text:p text:style-name="P9"><text:span text:style-name="T1">0</text:span></text:p></draw:text-box></draw:frame><draw:frame draw:style-name="gr255" draw:text-style-name="P12" svg:width="0.2614in" svg:height="0.2453in" svg:x="1.5516in" svg:y="0.2681in"><draw:text-box><text:p text:style-name="P9"><text:span text:style-name="T1">3</text:span></text:p></draw:text-box></draw:frame><draw:frame draw:style-name="gr256" draw:text-style-name="P12" svg:width="0.324in" svg:height="0.2453in" svg:x="0.0008in" svg:y="0.2689in"><draw:text-box><text:p text:style-name="P9"><text:span text:style-name="T1">31</text:span></text:p></draw:text-box></draw:frame><draw:frame draw:style-name="gr257" draw:text-style-name="P12" svg:width="0.324in" svg:height="0.2453in" svg:x="1.0217in" svg:y="1.1445in"><draw:text-box><text:p text:style-name="P9"><text:span text:style-name="T1">10</text:span></text:p></draw:text-box></draw:frame><draw:frame draw:style-name="gr258" draw:text-style-name="P12" svg:width="0.324in" svg:height="0.2453in" svg:x="0.528in" svg:y="1.135in"><draw:text-box><text:p text:style-name="P9"><text:span text:style-name="T1">13</text:span></text:p></draw:text-box></draw:frame><draw:g draw:style-name="gr2"><draw:line draw:style-name="gr259" draw:text-style-name="P8" svg:x1="1.6709in" svg:y1="0.2055in" svg:x2="1.6709in" svg:y2="0.2783in"><text:p/></draw:line><draw:line draw:style-name="gr260" draw:text-style-name="P8" svg:x1="1.6709in" svg:y1="0.2051in" svg:x2="2.1661in" svg:y2="0.2051in"><text:p/></draw:line><draw:line draw:style-name="gr261" draw:text-style-name="P8" svg:x1="2.1642in" svg:y1="0.2055in" svg:x2="2.1642in" svg:y2="0.2783in"><text:p/></draw:line><draw:line draw:style-name="gr262" draw:text-style-name="P8" svg:x1="1.9055in" svg:y1="0.2055in" svg:x2="1.9055in" svg:y2="0.0854in"><text:p/></draw:line></draw:g><draw:line draw:style-name="gr263" draw:text-style-name="P8" svg:x1="0.8272in" svg:y1="0.0835in" svg:x2="1.9055in" svg:y2="0.0835in"><text:p/></draw:line><draw:line draw:style-name="gr264" draw:text-style-name="P8" svg:x1="0.8272in" svg:y1="0.0854in" svg:x2="0.8272in" svg:y2="0.5028in"><text:p/></draw:line><draw:g draw:style-name="gr2"><draw:line draw:style-name="gr265" draw:text-style-name="P8" svg:x1="0.687in" svg:y1="1.4189in" svg:x2="0.687in" svg:y2="1.3461in"><text:p/></draw:line><draw:line draw:style-name="gr266" draw:text-style-name="P8" svg:x1="0.687in" svg:y1="1.4197in" svg:x2="1.1823in" svg:y2="1.4197in"><text:p/></draw:line><draw:line draw:style-name="gr267" draw:text-style-name="P8" svg:x1="1.1799in" svg:y1="1.4189in" svg:x2="1.1799in" svg:y2="1.3461in"><text:p/></draw:line><draw:line draw:style-name="gr268" draw:text-style-name="P8" svg:x1="0.9217in" svg:y1="1.4189in" svg:x2="0.9217in" svg:y2="1.5382in"><text:p/></draw:line></draw:g><draw:line draw:style-name="gr269" draw:text-style-name="P8" svg:x1="0.9201in" svg:y1="1.5406in" svg:x2="1.8894in" svg:y2="1.5406in"><text:p/></draw:line><draw:line draw:style-name="gr270" draw:text-style-name="P8" svg:x1="1.8925in" svg:y1="1.539in" svg:x2="1.8925in" svg:y2="1.1488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>int x, y, z;</text:p>
      <text:p text:style-name="P3">x = y;</text:p>
      <text:p text:style-name="P3">y&lt;&lt;10;</text:p>
      <text:p text:style-name="P3">y&amp;&amp;0x0000000F;</text:p>
      <text:p text:style-name="P3">z = x;</text:p>
      <text:p text:style-name="P3">z&gt;&gt;10;</text:p>
      <text:p text:style-name="P3">z&amp;&amp;0x0000000F;</text:p>
      <text:p text:style-name="P3">x = x | y;</text:p>
      <text:p text:style-name="P3">x = x | z;</text:p>
      <text:p text:style-name="P3"/>
      <text:h text:style-name="Heading_20_6" text:outline-level="6">1.2.13 Swap2</text:h>
      <text:p text:style-name="P3"/>
      <text:p text:style-name="P3"/>
      <text:p text:style-name="P3"><draw:g text:anchor-type="paragraph" draw:z-index="18" draw:style-name="gr13"><draw:rect draw:style-name="gr271" draw:text-style-name="P8" svg:width="2.5886in" svg:height="0.6248in" svg:x="0.2669in" svg:y="0.5406in"><text:p/></draw:rect><draw:line draw:style-name="gr272" draw:text-style-name="P8" svg:x1="1.298in" svg:y1="0.5461in" svg:x2="1.298in" svg:y2="1.1654in"><text:p/></draw:line><draw:line draw:style-name="gr273" draw:text-style-name="P8" svg:x1="1.8051in" svg:y1="0.5461in" svg:x2="1.8051in" svg:y2="1.1654in"><text:p/></draw:line><draw:line draw:style-name="gr274" draw:text-style-name="P8" svg:x1="2.3217in" svg:y1="0.5461in" svg:x2="2.3217in" svg:y2="1.1654in"><text:p/></draw:line><draw:g draw:style-name="gr2"><draw:frame draw:style-name="gr275" draw:text-style-name="P12" svg:width="0.2614in" svg:height="0.2453in" svg:x="2.75in" svg:y="0.3in"><draw:text-box><text:p text:style-name="P9"><text:span text:style-name="T1">0</text:span></text:p></draw:text-box></draw:frame><draw:frame draw:style-name="gr276" draw:text-style-name="P12" svg:width="0.2614in" svg:height="0.2453in" svg:x="2.2563in" svg:y="0.2906in"><draw:text-box><text:p text:style-name="P9"><text:span text:style-name="T1">3</text:span></text:p></draw:text-box></draw:frame></draw:g><draw:frame draw:style-name="gr277" draw:text-style-name="P12" svg:width="0.2614in" svg:height="0.2453in" svg:x="0.0008in" svg:y="0.9307in"><draw:text-box><text:p text:style-name="P9"><text:span text:style-name="T1">a</text:span></text:p></draw:text-box></draw:frame><draw:frame draw:style-name="gr278" draw:text-style-name="P12" svg:width="0.2614in" svg:height="0.2453in" svg:x="1.4173in" svg:y="0.7591in"><draw:text-box><text:p text:style-name="P9"><text:span text:style-name="T1">d</text:span></text:p></draw:text-box></draw:frame><draw:frame draw:style-name="gr279" draw:text-style-name="P12" svg:width="0.2614in" svg:height="0.2453in" svg:x="1.9299in" svg:y="0.7598in"><draw:text-box><text:p text:style-name="P9"><text:span text:style-name="T1">c</text:span></text:p></draw:text-box></draw:frame><draw:frame draw:style-name="gr280" draw:text-style-name="P12" svg:width="0.2614in" svg:height="0.2453in" svg:x="2.4673in" svg:y="0.7606in"><draw:text-box><text:p text:style-name="P9"><text:span text:style-name="T1">b</text:span></text:p></draw:text-box></draw:frame><draw:g draw:style-name="gr2"><draw:frame draw:style-name="gr281" draw:text-style-name="P12" svg:width="0.2614in" svg:height="0.2453in" svg:x="2.0815in" svg:y="0.3in"><draw:text-box><text:p text:style-name="P9"><text:span text:style-name="T1">4</text:span></text:p></draw:text-box></draw:frame><draw:frame draw:style-name="gr282" draw:text-style-name="P12" svg:width="0.2614in" svg:height="0.2453in" svg:x="1.587in" svg:y="0.2906in"><draw:text-box><text:p text:style-name="P9"><text:span text:style-name="T1">8</text:span></text:p></draw:text-box></draw:frame></draw:g><draw:g draw:style-name="gr2"><draw:frame draw:style-name="gr283" draw:text-style-name="P12" svg:width="0.2614in" svg:height="0.2453in" svg:x="1.7264in" svg:y="0.3in"><draw:text-box><text:p text:style-name="P9"><text:span text:style-name="T1">7</text:span></text:p></draw:text-box></draw:frame><draw:frame draw:style-name="gr284" draw:text-style-name="P12" svg:width="0.324in" svg:height="0.2453in" svg:x="1.2327in" svg:y="0.2906in"><draw:text-box><text:p text:style-name="P9"><text:span text:style-name="T1">11</text:span></text:p></draw:text-box></draw:frame></draw:g><draw:g draw:style-name="gr2"><draw:line draw:style-name="gr285" draw:text-style-name="P8" svg:x1="2.672in" svg:y1="1.4016in" svg:x2="2.1346in" svg:y2="1.4016in"><text:p/></draw:line><draw:line draw:style-name="gr286" draw:text-style-name="P8" svg:x1="2.1374in" svg:y1="1.3992in" svg:x2="2.1374in" svg:y2="1.2319in"><text:p/></draw:line><draw:line draw:style-name="gr287" draw:text-style-name="P8" svg:x1="2.6724in" svg:y1="1.3992in" svg:x2="2.6724in" svg:y2="1.1646in"><text:p/></draw:line></draw:g><draw:g draw:style-name="gr2"><draw:line draw:style-name="gr288" draw:text-style-name="P8" svg:x1="1.5445in" svg:y1="0.0835in" svg:x2="2.6228in" svg:y2="0.0835in"><text:p/></draw:line><draw:line draw:style-name="gr289" draw:text-style-name="P8" svg:x1="2.6181in" svg:y1="0.0854in" svg:x2="2.6181in" svg:y2="0.2528in"><text:p/></draw:line><draw:line draw:style-name="gr290" draw:text-style-name="P8" svg:x1="1.5445in" svg:y1="0.0854in" svg:x2="1.5445in" svg:y2="0.3201in"><text:p/></draw:line></draw:g><draw:g draw:style-name="gr2"><draw:line draw:style-name="gr291" draw:text-style-name="P8" svg:x1="1.9992in" svg:y1="1.3917in" svg:x2="1.4626in" svg:y2="1.3917in"><text:p/></draw:line><draw:line draw:style-name="gr292" draw:text-style-name="P8" svg:x1="1.4646in" svg:y1="1.3898in" svg:x2="1.4646in" svg:y2="1.2224in"><text:p/></draw:line><draw:line draw:style-name="gr293" draw:text-style-name="P8" svg:x1="1.9992in" svg:y1="1.3898in" svg:x2="1.9992in" svg:y2="1.1551in"><text:p/></draw:line></draw:g></draw:g></text:p>
      <text:p text:style-name="P3"/>
      <text:p text:style-name="P3"/>
      <text:p text:style-name="P3"/>
      <text:p text:style-name="P3"/>
      <text:p text:style-name="P3"/>
      <text:p text:style-name="P3">int a, b, c, d;</text:p>
      <text:p text:style-name="P3">mask0 = 0xF;</text:p>
      <text:p text:style-name="P3">mask1 = 0xF&lt;&lt;8;</text:p>
      <text:p text:style-name="P3">mask2 = 0xF&lt;&lt;4;</text:p>
      <text:p text:style-name="P3">b = a;</text:p>
      <text:p text:style-name="P3">b &amp;&amp; mask0;</text:p>
      <text:p text:style-name="P3">b&lt;&lt;4;</text:p>
      <text:p text:style-name="P3">c = a;</text:p>
      <text:p text:style-name="P3">c &amp;&amp; mask1;</text:p>
      <text:p text:style-name="P3">c&lt;&lt;4;</text:p>
      <text:p text:style-name="P3">d &amp;&amp; mask1;</text:p>
      <text:p text:style-name="P3">d&gt;&gt;8;</text:p>
      <text:p text:style-name="P3">a = a | b;</text:p>
      <text:p text:style-name="P3">a = a | c;</text:p>
      <text:p text:style-name="P3">a = a | d;</text:p>
      <text:p text:style-name="P3">XOR Trick: swap 2 vars(a, b) which don’t overlap:</text:p>
      <text:p text:style-name="P3">a = a^b;</text:p>
      <text:p text:style-name="P3">b = a^b;</text:p>
      <text:p text:style-name="P3">a = a^b;</text:p>
      <text:h text:style-name="Heading_20_6" text:outline-level="6">2.2.14 Swap3</text:h>
      <text:p text:style-name="P3"><draw:g text:anchor-type="paragraph" draw:z-index="19" draw:style-name="gr13"><draw:g draw:style-name="gr2"><draw:rect draw:style-name="gr294" draw:text-style-name="P8" svg:width="2.0642in" svg:height="0.4433in" draw:transform="rotate (3.1415926535892) translate (2.33094925634296in 0.704861111111111in)"><text:p/></draw:rect><draw:line draw:style-name="gr295" draw:text-style-name="P8" svg:x1="1.2988in" svg:y1="0.7008in" svg:x2="1.2988in" svg:y2="0.261in"><text:p/></draw:line><draw:line draw:style-name="gr296" draw:text-style-name="P8" svg:x1="0.7925in" svg:y1="0.7008in" svg:x2="0.7925in" svg:y2="0.261in"><text:p/></draw:line></draw:g><draw:frame draw:style-name="gr297" draw:text-style-name="P12" svg:width="0.2614in" svg:height="0.2453in" svg:x="2.1992in" svg:y="0.0909in"><draw:text-box><text:p text:style-name="P9"><text:span text:style-name="T1">0</text:span></text:p></draw:text-box></draw:frame><draw:frame draw:style-name="gr298" draw:text-style-name="P12" svg:width="0.324in" svg:height="0.2453in" svg:x="0.1697in" svg:y="0.0839in"><draw:text-box><text:p text:style-name="P9"><text:span text:style-name="T1">63</text:span></text:p></draw:text-box></draw:frame><draw:frame draw:style-name="gr299" draw:text-style-name="P12" svg:width="0.2614in" svg:height="0.2453in" svg:x="0.0008in" svg:y="0.5382in"><draw:text-box><text:p text:style-name="P9"><text:span text:style-name="T1">x</text:span></text:p></draw:text-box></draw:frame><draw:g draw:style-name="gr2"><draw:frame draw:style-name="gr300" draw:text-style-name="P12" svg:width="0.324in" svg:height="0.2453in" svg:x="1.1571in" svg:y="0.0909in"><draw:text-box><text:p text:style-name="P9"><text:span text:style-name="T1">22</text:span></text:p></draw:text-box></draw:frame><draw:frame draw:style-name="gr301" draw:text-style-name="P12" svg:width="0.324in" svg:height="0.2453in" svg:x="0.6626in" svg:y="0.0839in"><draw:text-box><text:p text:style-name="P9"><text:span text:style-name="T1">37</text:span></text:p></draw:text-box></draw:frame></draw:g><draw:g draw:style-name="gr2"><draw:rect draw:style-name="gr302" draw:text-style-name="P8" svg:width="2.0642in" svg:height="0.4441in" svg:x="0.2669in" svg:y="1.015in"><text:p/></draw:rect><draw:line draw:style-name="gr303" draw:text-style-name="P8" svg:x1="1.298in" svg:y1="1.0193in" svg:x2="1.298in" svg:y2="1.4594in"><text:p/></draw:line><draw:line draw:style-name="gr304" draw:text-style-name="P8" svg:x1="1.8051in" svg:y1="1.0193in" svg:x2="1.8051in" svg:y2="1.4594in"><text:p/></draw:line></draw:g><draw:line draw:style-name="gr305" draw:text-style-name="P8" svg:x1="1.028in" svg:y1="0.7039in" svg:x2="1.5382in" svg:y2="0.9992in"><text:p/></draw:line><draw:frame draw:style-name="gr306" draw:text-style-name="P12" svg:width="0.2614in" svg:height="0.2453in" svg:x="0.0016in" svg:y="1.2929in"><draw:text-box><text:p text:style-name="P9"><text:span text:style-name="T1">y</text:span></text:p></draw:text-box></draw:frame><draw:g draw:style-name="gr2"><draw:frame draw:style-name="gr307" draw:text-style-name="P12" svg:width="0.2614in" svg:height="0.2453in" svg:x="1.6654in" svg:y="1.4602in"><draw:text-box><text:p text:style-name="P9"><text:span text:style-name="T1">6</text:span></text:p></draw:text-box></draw:frame><draw:frame draw:style-name="gr308" draw:text-style-name="P12" svg:width="0.324in" svg:height="0.2453in" svg:x="1.1709in" svg:y="1.4531in"><draw:text-box><text:p text:style-name="P9"><text:span text:style-name="T1">21</text:span></text:p></draw:text-box></draw:frame></draw:g><draw:frame draw:style-name="gr309" draw:text-style-name="P12" svg:width="0.5634in" svg:height="0.2453in" svg:x="2.1465in" svg:y="0.7823in"><draw:text-box><text:p text:style-name="P9"><text:span text:style-name="T1">INSERT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>double x, y, z;</text:p>
      <text:p text:style-name="P3">mask0 = 0xFFFF&lt;&lt;6;</text:p>
      <text:p text:style-name="P3">x = z;</text:p>
      <text:p text:style-name="P3">z&gt;&gt;16;</text:p>
      <text:p text:style-name="P3">z &amp;&amp; mask0;</text:p>
      <text:p text:style-name="P3">y = y | z;</text:p>
      <text:h text:style-name="Heading_20_6" text:outline-level="6">2.2.15</text:h>
      <text:p text:style-name="P3"><draw:g text:anchor-type="paragraph" draw:z-index="20" draw:style-name="gr13"><draw:rect draw:style-name="gr310" draw:text-style-name="P8" svg:width="1.5433in" svg:height="0.4433in" draw:transform="rotate (3.1415926535892) translate (1.64027777777778in 0.704861111111111in)"><text:p/></draw:rect><draw:line draw:style-name="gr311" draw:text-style-name="P8" svg:x1="1.1299in" svg:y1="0.7008in" svg:x2="1.1299in" svg:y2="0.261in"><text:p/></draw:line><draw:line draw:style-name="gr312" draw:text-style-name="P8" svg:x1="0.6228in" svg:y1="0.7008in" svg:x2="0.6228in" svg:y2="0.261in"><text:p/></draw:line><draw:frame draw:style-name="gr313" draw:text-style-name="P12" svg:width="0.324in" svg:height="0.2453in" svg:x="0.0008in" svg:y="0.0839in"><draw:text-box><text:p text:style-name="P9"><text:span text:style-name="T1">31</text:span></text:p></draw:text-box></draw:frame><draw:frame draw:style-name="gr314" draw:text-style-name="P12" svg:width="1.3969in" svg:height="0.2453in" svg:x="0.687in" svg:y="1.0795in"><draw:text-box><text:p text:style-name="P9"><text:span text:style-name="T1">XOR the bits within field</text:span></text:p></draw:text-box></draw:frame><draw:frame draw:style-name="gr315" draw:text-style-name="P12" svg:width="0.2614in" svg:height="0.2453in" svg:x="0.9874in" svg:y="0.0909in"><draw:text-box><text:p text:style-name="P9"><text:span text:style-name="T1">7</text:span></text:p></draw:text-box></draw:frame><draw:frame draw:style-name="gr316" draw:text-style-name="P12" svg:width="0.324in" svg:height="0.2453in" svg:x="0.4937in" svg:y="0.0839in"><draw:text-box><text:p text:style-name="P9"><text:span text:style-name="T1">14</text:span></text:p></draw:text-box></draw:frame><draw:line draw:style-name="gr317" draw:text-style-name="P8" svg:x1="0.8909in" svg:y1="1.0819in" svg:x2="0.8909in" svg:y2="0.7382in"><text:p/></draw:line></draw:g></text:p>
      <text:p text:style-name="P3"/>
      <text:p text:style-name="P3"/>
      <text:p text:style-name="P3"/>
      <text:p text:style-name="P3"/>
      <text:p text:style-name="P3"/>
      <text:p text:style-name="P3"/>
      <text:h text:style-name="Heading_20_6" text:outline-level="6">2.2.16</text:h>
      <text:p text:style-name="P3">module P;</text:p>
      <text:p text:style-name="P3"><text:s/>wire x, a, b, y;</text:p>
      <text:p text:style-name="P3"><text:s/>Q Q0(x, a);</text:p>
      <text:p text:style-name="P3"><text:s/>R R0(b, y);</text:p>
      <text:p text:style-name="P3"><text:s/>assign a = b;</text:p>
      <text:p text:style-name="P3"><text:s/>assign y = x;</text:p>
      <text:p text:style-name="P3">endmodule</text:p>
      <text:p text:style-name="P3"/>
      <text:p text:style-name="P3">module Q(x, a);</text:p>
      <text:p text:style-name="P3"><text:s/>output wire x;</text:p>
      <text:p text:style-name="P3"><text:s/>input wire a;</text:p>
      <text:p text:style-name="P3">endmodule</text:p>
      <text:p text:style-name="P3"/>
      <text:p text:style-name="P3">module R(b, y);</text:p>
      <text:p text:style-name="P3"><text:s/>output wire b;</text:p>
      <text:p text:style-name="P3"><text:s/>input wire y;</text:p>
      <text:p text:style-name="P16">endmodule</text:p>
      <text:p text:style-name="P16"/>
      <text:h text:style-name="Heading_20_6" text:outline-level="6">2.2.17</text:h>
      <text:p text:style-name="P16">module Top;</text:p>
      <text:p text:style-name="P16"><text:s/>P P0(.x(x[0]));</text:p>
      <text:p text:style-name="P16"><text:s/>Q Q0(.x(x[1]));</text:p>
      <text:p text:style-name="P16"><text:s/>R R0(.x(x[2]));</text:p>
      <text:p text:style-name="P16">endmodule</text:p>
      <text:p text:style-name="P16"/>
      <text:p text:style-name="P16">module P(x);</text:p>
      <text:p text:style-name="P16"><text:s/>output wire x;</text:p>
      <text:p text:style-name="P16">endmodule</text:p>
      <text:p text:style-name="P16"/>
      <text:p text:style-name="P16">module Q(x);</text:p>
      <text:p text:style-name="P16"><text:s/>output wire x;</text:p>
      <text:p text:style-name="P16">endmodule</text:p>
      <text:p text:style-name="P16"/>
      <text:p text:style-name="P16">module R(x);</text:p>
      <text:p text:style-name="P16"><text:s/>input wire [1:0] x;</text:p>
      <text:p text:style-name="P16">endmodule</text:p>
      <text:p text:style-name="P16"/>
      <text:h text:style-name="Heading_20_6" text:outline-level="6">2.2.18</text:h>
      <text:p text:style-name="P16">module Top;</text:p>
      <text:p text:style-name="P16"><text:s/>wire a, b;</text:p>
      <text:p text:style-name="P16"><text:s/>wire [1:0] x;</text:p>
      <text:p text:style-name="P16"><text:s/>P P0(x);</text:p>
      <text:p text:style-name="P16"><text:s/>Q Q0(a);</text:p>
      <text:p text:style-name="P16"><text:s/>R R0(b);</text:p>
      <text:p text:style-name="P16"><text:s/>assign a = x[0];</text:p>
      <text:p text:style-name="P16"><text:s/>assign b = x[1];</text:p>
      <text:p text:style-name="P16">endmodule</text:p>
      <text:p text:style-name="P16"/>
      <text:p text:style-name="P16">module P(x);</text:p>
      <text:p text:style-name="P16"><text:s/>output wire [1:0] x;</text:p>
      <text:p text:style-name="P16">endmodule</text:p>
      <text:p text:style-name="P16"/>
      <text:p text:style-name="P16">module Q(a);</text:p>
      <text:p text:style-name="P16"><text:s/>input wire a;</text:p>
      <text:p text:style-name="P16">endmodule</text:p>
      <text:p text:style-name="P16"/>
      <text:p text:style-name="P16">module R(b);</text:p>
      <text:p text:style-name="P16"><text:s/>input wire b;</text:p>
      <text:p text:style-name="P16">endmodule</text:p>
      <text:p text:style-name="P16"/>
      <text:h text:style-name="Heading_20_6" text:outline-level="6">2.2.19</text:h>
      <text:p text:style-name="P16"/>
      <text:p text:style-name="P16">module Top;</text:p>
      <text:p text:style-name="P16"><text:s/>wire z, q;</text:p>
      <text:p text:style-name="P16"><text:s/>C C0(z);</text:p>
      <text:p text:style-name="P16"><text:s/>D D0(q);</text:p>
      <text:p text:style-name="P16"><text:s/>assign z = q;</text:p>
      <text:p text:style-name="P16">endmodule</text:p>
      <text:p text:style-name="P16"/>
      <text:p text:style-name="P16">module A(x);</text:p>
      <text:p text:style-name="P16"><text:s/>output wire x;</text:p>
      <text:p text:style-name="P16">endmodule</text:p>
      <text:p text:style-name="P16"/>
      <text:p text:style-name="P16">module B(y);</text:p>
      <text:p text:style-name="P16"><text:s/>output wire y;</text:p>
      <text:p text:style-name="P16"><text:s/>A A0(x);</text:p>
      <text:p text:style-name="P16"><text:s/>assign y = x;</text:p>
      <text:p text:style-name="P16">endmodule</text:p>
      <text:p text:style-name="P16"/>
      <text:p text:style-name="P16">module C(z);</text:p>
      <text:p text:style-name="P16"><text:s/>ouput wire z;</text:p>
      <text:p text:style-name="P16"><text:s/>B B0(y);</text:p>
      <text:p text:style-name="P16"><text:s/>assign z = y;</text:p>
      <text:p text:style-name="P16">endmodule</text:p>
      <text:h text:style-name="P17" text:outline-level="5">3. CSL Examples</text:h>
      <text:h text:style-name="Heading_20_6" text:outline-level="6">3.1</text:h>
      <text:p text:style-name="Text_20_body">csl_unit P, Q, R;</text:p>
      <text:p text:style-name="Text_20_body">P.add_instance(Q);</text:p>
      <text:p text:style-name="Text_20_body">P.add_instance(R);</text:p>
      <text:p text:style-name="Text_20_body">Q.add_signal(a, input);</text:p>
      <text:p text:style-name="Text_20_body">Q.add_signal(x, output);</text:p>
      <text:p text:style-name="Text_20_body">R.add_signal(a, output);</text:p>
      <text:p text:style-name="Text_20_body">R.add_signal(y, input);</text:p>
      <text:h text:style-name="Heading_20_6" text:outline-level="6">3.2</text:h>
      <text:p text:style-name="Text_20_body">csl_unit P, Q, R, T;</text:p>
      <text:p text:style-name="Text_20_body">T.add_instance(P);</text:p>
      <text:p text:style-name="Text_20_body">T.add_instance(Q);</text:p>
      <text:p text:style-name="Text_20_body">T.add_instance(R);</text:p>
      <text:p text:style-name="Text_20_body">P.output(x[0]);</text:p>
      <text:p text:style-name="Text_20_body">Q.output(x[1]);</text:p>
      <text:p text:style-name="Text_20_body">R.input(x, 2);</text:p>
      <text:h text:style-name="Heading_20_5" text:outline-level="5">3.3</text:h>
      <text:p text:style-name="Text_20_body">csl_unit Top, P, Q, R;</text:p>
      <text:p text:style-name="Text_20_body">Top.add_instance(P, Q, R);</text:p>
      <text:p text:style-name="Text_20_body">P.output(x, 2);</text:p>
      <text:p text:style-name="Text_20_body">Q.input(x[0]);</text:p>
      <text:p text:style-name="Text_20_body">R.input(x[1]);</text:p>
      <text:h text:style-name="Heading_20_6" text:outline-level="6">3.4.</text:h>
      <text:p text:style-name="P16">csl_unit A, B, C, D, Top;</text:p>
      <text:p text:style-name="P16">B.add_instance(A);</text:p>
      <text:p text:style-name="P16">C.add_instance(B);</text:p>
      <text:p text:style-name="P16">Top.add_instance(C, D);</text:p>
      <text:p text:style-name="P16">A.output(x);</text:p>
      <text:p text:style-name="P16">B.input(x);</text:p>
      <text:p text:style-name="P16">B.output(y);</text:p>
      <text:p text:style-name="P16">C.input(y);</text:p>
      <text:p text:style-name="P16">C.output(z);</text:p>
      <text:p text:style-name="P16">D.input(q);</text:p>
      <text:h text:style-name="Heading_20_5" text:outline-level="5">3.5.</text:h>
      <text:p text:style-name="P16">csl_unit P, M, Top;</text:p>
      <text:p text:style-name="P16">M.add_instance(P, P0);</text:p>
      <text:p text:style-name="P16">M.add_instance(P, P1);</text:p>
      <text:p text:style-name="P16">X.add_instance(M, M0);</text:p>
      <text:p text:style-name="P16">X.add_instance(M, M1);</text:p>
      <text:p text:style-name="P16">X.add_instance(M, M2);</text:p>
      <text:p text:style-name="P16">Top.add_instance(M, M0);</text:p>
      <text:p text:style-name="P16">Top.add_instance(M, M1);</text:p>
      <text:p text:style-name="P16">Top.add_instance(X);</text:p>
      <text:p text:style-name="P16"><text:change-start text:change-id="ct100908752"/><text:change-end text:change-id="ct1009087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1-10T10:09:51</meta:creation-date>
    <dc:date>2007-01-12T16:35:18</dc:date>
    <dc:language>en-US</dc:language>
    <meta:editing-cycles>115</meta:editing-cycles>
    <meta:editing-duration>PT12H28M3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8" meta:paragraph-count="941" meta:word-count="2459" meta:character-count="13165"/>
  </office:meta>
</office:document-meta>
</file>